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Segoe UI" svg:font-family="'Segoe UI'"/>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line-height="100%"/>
    </style:style>
    <style:style style:name="P5" style:family="paragraph" style:parent-style-name="Title">
      <style:text-properties fo:language="en" fo:country="US"/>
    </style:style>
    <style:style style:name="P6" style:family="paragraph" style:parent-style-name="Table_20_Contents">
      <style:paragraph-properties fo:line-height="100%"/>
    </style:style>
    <style:style style:name="P7" style:family="paragraph" style:parent-style-name="Table_20_Contents">
      <style:paragraph-properties fo:line-height="100%"/>
      <style:text-properties style:font-name="Liberation Serif1"/>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paragraph-properties fo:line-height="100%"/>
    </style:style>
    <style:style style:name="P11" style:family="paragraph" style:parent-style-name="Text_20_body" style:list-style-name="L2">
      <style:paragraph-properties fo:line-height="100%"/>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7">
      <style:text-properties style:font-name="Liberation Serif"/>
    </style:style>
    <style:style style:name="P18" style:family="paragraph" style:parent-style-name="Text_20_body" style:list-style-name="L8">
      <style:text-properties style:font-name="Liberation Serif"/>
    </style:style>
    <style:style style:name="P19" style:family="paragraph" style:parent-style-name="Text_20_body" style:list-style-name="L8"/>
    <style:style style:name="P20" style:family="paragraph" style:parent-style-name="Text_20_body" style:list-style-name="L9"/>
    <style:style style:name="P21" style:family="paragraph" style:parent-style-name="Heading_20_2">
      <style:paragraph-properties fo:line-height="100%"/>
    </style:style>
    <style:style style:name="P22" style:family="paragraph" style:parent-style-name="Heading_20_1">
      <style:paragraph-properties fo:line-height="100%"/>
    </style:style>
    <style:style style:name="T1" style:family="text">
      <style:text-properties style:font-name="Segoe UI"/>
    </style:style>
    <style:style style:name="T2" style:family="text">
      <style:text-properties style:font-name="Segoe UI" fo:font-style="normal" style:font-style-asian="normal" style:font-style-complex="normal"/>
    </style:style>
    <style:style style:name="T3" style:family="text">
      <style:text-properties style:font-name="Liberation Serif"/>
    </style:style>
    <style:style style:name="T4" style:family="text">
      <style:text-properties style:font-name="Liberation Serif1"/>
    </style:style>
    <style:style style:name="T5" style:family="text">
      <style:text-properties style:text-position="super 58%"/>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B Physics Review</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106_865116172" text:style-name="Index_20_Link" text:visited-style-name="Index_20_Link">1: Measurement And Uncertainties<text:tab/>3</text:a></text:p>
          <text:p text:style-name="P9"><text:a xlink:type="simple" xlink:href="#__RefHeading__108_865116172" text:style-name="Index_20_Link" text:visited-style-name="Index_20_Link">1.1: The realm of physics<text:tab/>3</text:a></text:p>
          <text:p text:style-name="P9"><text:a xlink:type="simple" xlink:href="#__RefHeading__214_865116172" text:style-name="Index_20_Link" text:visited-style-name="Index_20_Link">1.2: The SI system of fundamental and derived units<text:tab/>3</text:a></text:p>
          <text:p text:style-name="P9"><text:a xlink:type="simple" xlink:href="#__RefHeading__314_765127677" text:style-name="Index_20_Link" text:visited-style-name="Index_20_Link">1.3: Estimation<text:tab/>4</text:a></text:p>
          <text:p text:style-name="P9"><text:a xlink:type="simple" xlink:href="#__RefHeading__316_765127677" text:style-name="Index_20_Link" text:visited-style-name="Index_20_Link">1.4: Uncertainties and error in experimental measurement<text:tab/>4</text:a></text:p>
          <text:p text:style-name="P9"><text:a xlink:type="simple" xlink:href="#__RefHeading__318_765127677" text:style-name="Index_20_Link" text:visited-style-name="Index_20_Link">1.5: Uncertainties in calculated results<text:tab/>4</text:a></text:p>
          <text:p text:style-name="P9"><text:a xlink:type="simple" xlink:href="#__RefHeading__320_765127677" text:style-name="Index_20_Link" text:visited-style-name="Index_20_Link">1.6: Uncertainties in graphs<text:tab/>4</text:a></text:p>
          <text:p text:style-name="P9"><text:a xlink:type="simple" xlink:href="#__RefHeading__322_765127677" text:style-name="Index_20_Link" text:visited-style-name="Index_20_Link">1.7: Vectors and scalars<text:tab/>5</text:a></text:p>
          <text:p text:style-name="P8"><text:a xlink:type="simple" xlink:href="#__RefHeading__324_765127677" text:style-name="Index_20_Link" text:visited-style-name="Index_20_Link">2: Mechanics<text:tab/>5</text:a></text:p>
          <text:p text:style-name="P9"><text:a xlink:type="simple" xlink:href="#__RefHeading__390_1476241022" text:style-name="Index_20_Link" text:visited-style-name="Index_20_Link">2.1: Motion<text:tab/>5</text:a></text:p>
          <text:p text:style-name="P9"><text:a xlink:type="simple" xlink:href="#__RefHeading__392_1476241022" text:style-name="Index_20_Link" text:visited-style-name="Index_20_Link">2.2: Graphical representation of motion<text:tab/>5</text:a></text:p>
          <text:p text:style-name="P9"><text:a xlink:type="simple" xlink:href="#__RefHeading__394_1476241022" text:style-name="Index_20_Link" text:visited-style-name="Index_20_Link">2.3: Uniformly accelerated motion<text:tab/>5</text:a></text:p>
          <text:p text:style-name="P9"><text:a xlink:type="simple" xlink:href="#__RefHeading__396_1476241022" text:style-name="Index_20_Link" text:visited-style-name="Index_20_Link">2.4: Projectile motion<text:tab/>6</text:a></text:p>
          <text:p text:style-name="P9"><text:a xlink:type="simple" xlink:href="#__RefHeading__398_1476241022" text:style-name="Index_20_Link" text:visited-style-name="Index_20_Link">2.5: Fluid resistance and free-fall<text:tab/>6</text:a></text:p>
          <text:p text:style-name="P9"><text:a xlink:type="simple" xlink:href="#__RefHeading__400_1476241022" text:style-name="Index_20_Link" text:visited-style-name="Index_20_Link">2.6: Forces and free-body diagrams<text:tab/>6</text:a></text:p>
          <text:p text:style-name="P9"><text:a xlink:type="simple" xlink:href="#__RefHeading__402_1476241022" text:style-name="Index_20_Link" text:visited-style-name="Index_20_Link">2.7: Newton's first law<text:tab/>6</text:a></text:p>
          <text:p text:style-name="P9"><text:a xlink:type="simple" xlink:href="#__RefHeading__404_1476241022" text:style-name="Index_20_Link" text:visited-style-name="Index_20_Link">2.8: Equilibrium<text:tab/>6</text:a></text:p>
          <text:p text:style-name="P9"><text:a xlink:type="simple" xlink:href="#__RefHeading__406_1476241022" text:style-name="Index_20_Link" text:visited-style-name="Index_20_Link">2.9: Newton's second law<text:tab/>7</text:a></text:p>
          <text:p text:style-name="P9"><text:a xlink:type="simple" xlink:href="#__RefHeading__408_1476241022" text:style-name="Index_20_Link" text:visited-style-name="Index_20_Link">2.10: Newton's third law<text:tab/>7</text:a></text:p>
          <text:p text:style-name="P9"><text:a xlink:type="simple" xlink:href="#__RefHeading__410_1476241022" text:style-name="Index_20_Link" text:visited-style-name="Index_20_Link">2.11: Mass and weight<text:tab/>7</text:a></text:p>
          <text:p text:style-name="P9"><text:a xlink:type="simple" xlink:href="#__RefHeading__412_1476241022" text:style-name="Index_20_Link" text:visited-style-name="Index_20_Link">2.12: Solid friction<text:tab/>7</text:a></text:p>
          <text:p text:style-name="P9"><text:a xlink:type="simple" xlink:href="#__RefHeading__414_1476241022" text:style-name="Index_20_Link" text:visited-style-name="Index_20_Link">2.13: Work<text:tab/>7</text:a></text:p>
          <text:p text:style-name="P9"><text:a xlink:type="simple" xlink:href="#__RefHeading__416_1476241022" text:style-name="Index_20_Link" text:visited-style-name="Index_20_Link">2.14: Energy and power<text:tab/>7</text:a></text:p>
          <text:p text:style-name="P9"><text:a xlink:type="simple" xlink:href="#__RefHeading__418_1476241022" text:style-name="Index_20_Link" text:visited-style-name="Index_20_Link">2.15: Momentum and impulse<text:tab/>8</text:a></text:p>
          <text:p text:style-name="P8"><text:a xlink:type="simple" xlink:href="#__RefHeading__420_1476241022" text:style-name="Index_20_Link" text:visited-style-name="Index_20_Link">3: Thermal Physics<text:tab/>8</text:a></text:p>
          <text:p text:style-name="P9"><text:a xlink:type="simple" xlink:href="#__RefHeading__422_1476241022" text:style-name="Index_20_Link" text:visited-style-name="Index_20_Link">3.1: Thermal Concepts<text:tab/>8</text:a></text:p>
          <text:p text:style-name="P9"><text:a xlink:type="simple" xlink:href="#__RefHeading__424_1476241022" text:style-name="Index_20_Link" text:visited-style-name="Index_20_Link">3.2: Heat and internal energy<text:tab/>8</text:a></text:p>
          <text:p text:style-name="P9"><text:a xlink:type="simple" xlink:href="#__RefHeading__426_1476241022" text:style-name="Index_20_Link" text:visited-style-name="Index_20_Link">3.3: Specific heat capacity<text:tab/>8</text:a></text:p>
          <text:p text:style-name="P9"><text:a xlink:type="simple" xlink:href="#__RefHeading__428_1476241022" text:style-name="Index_20_Link" text:visited-style-name="Index_20_Link">3.4: Phases of matter and latent heat<text:tab/>9</text:a></text:p>
          <text:p text:style-name="P9"><text:a xlink:type="simple" xlink:href="#__RefHeading__430_1476241022" text:style-name="Index_20_Link" text:visited-style-name="Index_20_Link">3.5: The gas laws<text:tab/>9</text:a></text:p>
          <text:p text:style-name="P9"><text:a xlink:type="simple" xlink:href="#__RefHeading__432_1476241022" text:style-name="Index_20_Link" text:visited-style-name="Index_20_Link">3.6: Molecular model of an ideal gas<text:tab/>9</text:a></text:p>
          <text:p text:style-name="P8"><text:a xlink:type="simple" xlink:href="#__RefHeading__434_1476241022" text:style-name="Index_20_Link" text:visited-style-name="Index_20_Link">4: Waves<text:tab/>9</text:a></text:p>
          <text:p text:style-name="P9"><text:a xlink:type="simple" xlink:href="#__RefHeading__436_1476241022" text:style-name="Index_20_Link" text:visited-style-name="Index_20_Link">4.1: Oscillations<text:tab/>9</text:a></text:p>
          <text:p text:style-name="P9"><text:a xlink:type="simple" xlink:href="#__RefHeading__440_1476241022" text:style-name="Index_20_Link" text:visited-style-name="Index_20_Link">4.2: Traveling waves<text:tab/>10</text:a></text:p>
          <text:p text:style-name="P9"><text:a xlink:type="simple" xlink:href="#__RefHeading__442_1476241022" text:style-name="Index_20_Link" text:visited-style-name="Index_20_Link">4.3: Wave characteristics<text:tab/>10</text:a></text:p>
          <text:p text:style-name="P9"><text:a xlink:type="simple" xlink:href="#__RefHeading__444_1476241022" text:style-name="Index_20_Link" text:visited-style-name="Index_20_Link">4.4: Electromagnetic spectrum<text:tab/>10</text:a></text:p>
          <text:p text:style-name="P9"><text:a xlink:type="simple" xlink:href="#__RefHeading__448_1476241022" text:style-name="Index_20_Link" text:visited-style-name="Index_20_Link">4.5: Intensity<text:tab/>10</text:a></text:p>
          <text:p text:style-name="P9"><text:a xlink:type="simple" xlink:href="#__RefHeading__450_1476241022" text:style-name="Index_20_Link" text:visited-style-name="Index_20_Link">4.6: Superposition<text:tab/>10</text:a></text:p>
          <text:p text:style-name="P9"><text:soft-page-break/><text:a xlink:type="simple" xlink:href="#__RefHeading__452_1476241022" text:style-name="Index_20_Link" text:visited-style-name="Index_20_Link">4.7: Polarization<text:tab/>10</text:a></text:p>
          <text:p text:style-name="P9"><text:a xlink:type="simple" xlink:href="#__RefHeading__454_1476241022" text:style-name="Index_20_Link" text:visited-style-name="Index_20_Link">4.8: Reflection<text:tab/>11</text:a></text:p>
          <text:p text:style-name="P9"><text:a xlink:type="simple" xlink:href="#__RefHeading__456_1476241022" text:style-name="Index_20_Link" text:visited-style-name="Index_20_Link">4.9: Snell's law and refractive index<text:tab/>11</text:a></text:p>
          <text:p text:style-name="P9"><text:a xlink:type="simple" xlink:href="#__RefHeading__458_1476241022" text:style-name="Index_20_Link" text:visited-style-name="Index_20_Link">4.10: Refraction and critical angle<text:tab/>11</text:a></text:p>
          <text:p text:style-name="P9"><text:a xlink:type="simple" xlink:href="#__RefHeading__460_1476241022" text:style-name="Index_20_Link" text:visited-style-name="Index_20_Link">4.11: Diffraction<text:tab/>11</text:a></text:p>
          <text:p text:style-name="P9"><text:a xlink:type="simple" xlink:href="#__RefHeading__462_1476241022" text:style-name="Index_20_Link" text:visited-style-name="Index_20_Link">4.12: Two-source interference of waves<text:tab/>11</text:a></text:p>
          <text:p text:style-name="P9"><text:a xlink:type="simple" xlink:href="#__RefHeading__464_1476241022" text:style-name="Index_20_Link" text:visited-style-name="Index_20_Link">4.13: Nature and production of standing waves<text:tab/>11</text:a></text:p>
          <text:p text:style-name="P9"><text:a xlink:type="simple" xlink:href="#__RefHeading__466_1476241022" text:style-name="Index_20_Link" text:visited-style-name="Index_20_Link">4.14: Boundary conditions <text:tab/>11</text:a></text:p>
          <text:p text:style-name="P8"><text:a xlink:type="simple" xlink:href="#__RefHeading__468_1476241022" text:style-name="Index_20_Link" text:visited-style-name="Index_20_Link">5: Electricity And Magnetism<text:tab/>12</text:a></text:p>
          <text:p text:style-name="P9"><text:a xlink:type="simple" xlink:href="#__RefHeading__872_1686257309" text:style-name="Index_20_Link" text:visited-style-name="Index_20_Link">5.1: Electric charge and Coulomb's law<text:tab/>12</text:a></text:p>
          <text:p text:style-name="P9"><text:a xlink:type="simple" xlink:href="#__RefHeading__874_1686257309" text:style-name="Index_20_Link" text:visited-style-name="Index_20_Link">5.2: Electric fields<text:tab/>12</text:a></text:p>
          <text:p text:style-name="P9"><text:a xlink:type="simple" xlink:href="#__RefHeading__876_1686257309" text:style-name="Index_20_Link" text:visited-style-name="Index_20_Link">5.3: Electric potential energy and electric potential difference<text:tab/>12</text:a></text:p>
          <text:p text:style-name="P9"><text:a xlink:type="simple" xlink:href="#__RefHeading__878_1686257309" text:style-name="Index_20_Link" text:visited-style-name="Index_20_Link">5.3: Electric currents<text:tab/>12</text:a></text:p>
          <text:p text:style-name="P9"><text:a xlink:type="simple" xlink:href="#__RefHeading__880_1686257309" text:style-name="Index_20_Link" text:visited-style-name="Index_20_Link">5.4: Electric circuits<text:tab/>13</text:a></text:p>
          <text:p text:style-name="P9"><text:a xlink:type="simple" xlink:href="#__RefHeading__882_1686257309" text:style-name="Index_20_Link" text:visited-style-name="Index_20_Link">5.5: Resistors in series and parallel<text:tab/>13</text:a></text:p>
          <text:p text:style-name="P9"><text:a xlink:type="simple" xlink:href="#__RefHeading__884_1686257309" text:style-name="Index_20_Link" text:visited-style-name="Index_20_Link">5.6: Potential divider circuits and sensors<text:tab/>13</text:a></text:p>
          <text:p text:style-name="P9"><text:a xlink:type="simple" xlink:href="#__RefHeading__886_1686257309" text:style-name="Index_20_Link" text:visited-style-name="Index_20_Link">5.7: Resistivity<text:tab/>13</text:a></text:p>
          <text:p text:style-name="P9"><text:a xlink:type="simple" xlink:href="#__RefHeading__888_1686257309" text:style-name="Index_20_Link" text:visited-style-name="Index_20_Link">5.8: Internal resistance and cells<text:tab/>13</text:a></text:p>
          <text:p text:style-name="P9"><text:a xlink:type="simple" xlink:href="#__RefHeading__890_1686257309" text:style-name="Index_20_Link" text:visited-style-name="Index_20_Link">5.9: Magnetic forces and fields<text:tab/>13</text:a></text:p>
          <text:p text:style-name="P8"><text:a xlink:type="simple" xlink:href="#__RefHeading__470_1476241022" text:style-name="Index_20_Link" text:visited-style-name="Index_20_Link">6: Circular Motion And Gravitation<text:tab/>14</text:a></text:p>
          <text:p text:style-name="P9"><text:a xlink:type="simple" xlink:href="#__RefHeading__977_1128000400" text:style-name="Index_20_Link" text:visited-style-name="Index_20_Link">6.1: Uniform circular motion<text:tab/>14</text:a></text:p>
          <text:p text:style-name="P9"><text:a xlink:type="simple" xlink:href="#__RefHeading__979_1128000400" text:style-name="Index_20_Link" text:visited-style-name="Index_20_Link">6.2: Angular velocity and vertical circular motion<text:tab/>14</text:a></text:p>
          <text:p text:style-name="P9"><text:a xlink:type="simple" xlink:href="#__RefHeading__981_1128000400" text:style-name="Index_20_Link" text:visited-style-name="Index_20_Link">6.3: Newton's law of gravitation<text:tab/>14</text:a></text:p>
          <text:p text:style-name="P8"><text:a xlink:type="simple" xlink:href="#__RefHeading__472_1476241022" text:style-name="Index_20_Link" text:visited-style-name="Index_20_Link">7: Atomic, Nuclear And Particle Physics<text:tab/>14</text:a></text:p>
          <text:p text:style-name="P9"><text:a xlink:type="simple" xlink:href="#__RefHeading__983_1128000400" text:style-name="Index_20_Link" text:visited-style-name="Index_20_Link">7.1: Emission and absorption spectra<text:tab/>14</text:a></text:p>
          <text:p text:style-name="P9"><text:a xlink:type="simple" xlink:href="#__RefHeading__985_1128000400" text:style-name="Index_20_Link" text:visited-style-name="Index_20_Link">7.2: Nuclear stability<text:tab/>14</text:a></text:p>
          <text:p text:style-name="P9"><text:a xlink:type="simple" xlink:href="#__RefHeading__987_1128000400" text:style-name="Index_20_Link" text:visited-style-name="Index_20_Link">7.3: Fundamental forces<text:tab/>15</text:a></text:p>
          <text:p text:style-name="P9"><text:a xlink:type="simple" xlink:href="#__RefHeading__989_1128000400" text:style-name="Index_20_Link" text:visited-style-name="Index_20_Link">7.4: Radioactivity<text:tab/>15</text:a></text:p>
          <text:p text:style-name="P9"><text:a xlink:type="simple" xlink:href="#__RefHeading__991_1128000400" text:style-name="Index_20_Link" text:visited-style-name="Index_20_Link">7.5: Half-life<text:tab/>15</text:a></text:p>
          <text:p text:style-name="P9"><text:a xlink:type="simple" xlink:href="#__RefHeading__993_1128000400" text:style-name="Index_20_Link" text:visited-style-name="Index_20_Link">7.8: Nuclear reactions<text:tab/>15</text:a></text:p>
          <text:p text:style-name="P9"><text:a xlink:type="simple" xlink:href="#__RefHeading__995_1128000400" text:style-name="Index_20_Link" text:visited-style-name="Index_20_Link">7.9: Fission and fusion<text:tab/>15</text:a></text:p>
          <text:p text:style-name="P9"><text:a xlink:type="simple" xlink:href="#__RefHeading__997_1128000400" text:style-name="Index_20_Link" text:visited-style-name="Index_20_Link">7.10: Structure of matter<text:tab/>15</text:a></text:p>
          <text:p text:style-name="P9"><text:a xlink:type="simple" xlink:href="#__RefHeading__999_1128000400" text:style-name="Index_20_Link" text:visited-style-name="Index_20_Link">7.11: Description and classification of particles<text:tab/>15</text:a></text:p>
          <text:p text:style-name="P9"><text:a xlink:type="simple" xlink:href="#__RefHeading__1001_1128000400" text:style-name="Index_20_Link" text:visited-style-name="Index_20_Link">7.12: Quarks<text:tab/>16</text:a></text:p>
          <text:p text:style-name="P9"><text:a xlink:type="simple" xlink:href="#__RefHeading__1003_1128000400" text:style-name="Index_20_Link" text:visited-style-name="Index_20_Link">7.13: Feynman diagrams<text:tab/>16</text:a></text:p>
          <text:p text:style-name="P8"><text:a xlink:type="simple" xlink:href="#__RefHeading__474_1476241022" text:style-name="Index_20_Link" text:visited-style-name="Index_20_Link">8: Energy Production<text:tab/>17</text:a></text:p>
          <text:p text:style-name="P9"><text:a xlink:type="simple" xlink:href="#__RefHeading__1005_1128000400" text:style-name="Index_20_Link" text:visited-style-name="Index_20_Link">8.1: Energy and power generation<text:tab/>17</text:a></text:p>
          <text:p text:style-name="P9"><text:a xlink:type="simple" xlink:href="#__RefHeading__1007_1128000400" text:style-name="Index_20_Link" text:visited-style-name="Index_20_Link">8.2: Primary energy sources<text:tab/>17</text:a></text:p>
          <text:p text:style-name="P9"><text:a xlink:type="simple" xlink:href="#__RefHeading__1009_1128000400" text:style-name="Index_20_Link" text:visited-style-name="Index_20_Link">8.3: Fossil fuel power production<text:tab/>17</text:a></text:p>
          <text:p text:style-name="P9"><text:a xlink:type="simple" xlink:href="#__RefHeading__1011_1128000400" text:style-name="Index_20_Link" text:visited-style-name="Index_20_Link">8.4: Nuclear power<text:tab/>17</text:a></text:p>
          <text:p text:style-name="P9"><text:a xlink:type="simple" xlink:href="#__RefHeading__1013_1128000400" text:style-name="Index_20_Link" text:visited-style-name="Index_20_Link">8.5: Solar power and hydroelectric power<text:tab/>17</text:a></text:p>
          <text:p text:style-name="P9"><text:a xlink:type="simple" xlink:href="#__RefHeading__1015_1128000400" text:style-name="Index_20_Link" text:visited-style-name="Index_20_Link">8.6: Wind power and other technologies<text:tab/>17</text:a></text:p>
          <text:p text:style-name="P9"><text:a xlink:type="simple" xlink:href="#__RefHeading__1017_1128000400" text:style-name="Index_20_Link" text:visited-style-name="Index_20_Link">8.7: Thermal energy transfer<text:tab/>17</text:a></text:p>
          <text:p text:style-name="P9"><text:a xlink:type="simple" xlink:href="#__RefHeading__1019_1128000400" text:style-name="Index_20_Link" text:visited-style-name="Index_20_Link">8.8: Radiation<text:tab/>17</text:a></text:p>
          <text:p text:style-name="P9"><text:a xlink:type="simple" xlink:href="#__RefHeading__1021_1128000400" text:style-name="Index_20_Link" text:visited-style-name="Index_20_Link">8.9: Solar Power<text:tab/>17</text:a></text:p>
          <text:p text:style-name="P9"><text:soft-page-break/><text:a xlink:type="simple" xlink:href="#__RefHeading__1023_1128000400" text:style-name="Index_20_Link" text:visited-style-name="Index_20_Link">8.10: Global warming<text:tab/>17</text:a></text:p>
          <text:p text:style-name="P8"><text:a xlink:type="simple" xlink:href="#__RefHeading__484_1476241022" text:style-name="Index_20_Link" text:visited-style-name="Index_20_Link">16: Astrophysics (Option D)<text:tab/>17</text:a></text:p>
          <text:p text:style-name="P9"><text:a xlink:type="simple" xlink:href="#__RefHeading__1025_1128000400" text:style-name="Index_20_Link" text:visited-style-name="Index_20_Link">16.1: Object in the universe<text:tab/>17</text:a></text:p>
          <text:p text:style-name="P9"><text:a xlink:type="simple" xlink:href="#__RefHeading__1027_1128000400" text:style-name="Index_20_Link" text:visited-style-name="Index_20_Link">16.2: The nature of stars<text:tab/>18</text:a></text:p>
          <text:p text:style-name="P9"><text:a xlink:type="simple" xlink:href="#__RefHeading__1029_1128000400" text:style-name="Index_20_Link" text:visited-style-name="Index_20_Link">16.3: Stellar parallax<text:tab/>18</text:a></text:p>
          <text:p text:style-name="P9"><text:a xlink:type="simple" xlink:href="#__RefHeading__1031_1128000400" text:style-name="Index_20_Link" text:visited-style-name="Index_20_Link">16.4: Luminosity<text:tab/>18</text:a></text:p>
          <text:p text:style-name="P9"><text:a xlink:type="simple" xlink:href="#__RefHeading__1033_1128000400" text:style-name="Index_20_Link" text:visited-style-name="Index_20_Link">16.5: Stellar spectra<text:tab/>18</text:a></text:p>
          <text:p text:style-name="P9"><text:a xlink:type="simple" xlink:href="#__RefHeading__1035_1128000400" text:style-name="Index_20_Link" text:visited-style-name="Index_20_Link">16.6: Nucleosynthesis<text:tab/>19</text:a></text:p>
          <text:p text:style-name="P9"><text:a xlink:type="simple" xlink:href="#__RefHeading__1037_1128000400" text:style-name="Index_20_Link" text:visited-style-name="Index_20_Link">16.7: The Hertzsprung<text:tab/>19</text:a></text:p>
          <text:p text:style-name="P9"><text:a xlink:type="simple" xlink:href="#__RefHeading__1039_1128000400" text:style-name="Index_20_Link" text:visited-style-name="Index_20_Link">16.8: Cepheid variables<text:tab/>19</text:a></text:p>
          <text:p text:style-name="P9"><text:a xlink:type="simple" xlink:href="#__RefHeading__1041_1128000400" text:style-name="Index_20_Link" text:visited-style-name="Index_20_Link">16.9: Red giant stars<text:tab/>19</text:a></text:p>
          <text:p text:style-name="P9"><text:a xlink:type="simple" xlink:href="#__RefHeading__1043_1128000400" text:style-name="Index_20_Link" text:visited-style-name="Index_20_Link">16.10: Stellar evolution<text:tab/>19</text:a></text:p>
          <text:p text:style-name="P9"><text:a xlink:type="simple" xlink:href="#__RefHeading__1045_1128000400" text:style-name="Index_20_Link" text:visited-style-name="Index_20_Link">16.11: The big bang model<text:tab/>19</text:a></text:p>
          <text:p text:style-name="P9"><text:a xlink:type="simple" xlink:href="#__RefHeading__1047_1128000400" text:style-name="Index_20_Link" text:visited-style-name="Index_20_Link">16.12: Galactic motion<text:tab/>19</text:a></text:p>
          <text:p text:style-name="P9"><text:a xlink:type="simple" xlink:href="#__RefHeading__1049_1128000400" text:style-name="Index_20_Link" text:visited-style-name="Index_20_Link">16.13: Hubble's law and cosmic scale factor<text:tab/>19</text:a></text:p>
          <text:p text:style-name="P9"><text:a xlink:type="simple" xlink:href="#__RefHeading__1051_1128000400" text:style-name="Index_20_Link" text:visited-style-name="Index_20_Link">16.14: The accelerating universe<text:tab/>19</text:a></text:p>
        </text:index-body>
      </text:table-of-content>
      <text:p text:style-name="P3"/>
      <text:h text:style-name="P22" text:outline-level="1"><text:bookmark-start text:name="__RefHeading__106_865116172"/>1: Measurement And Uncertainties<text:bookmark-end text:name="__RefHeading__106_865116172"/></text:h>
      <text:h text:style-name="P21" text:outline-level="2"><text:bookmark-start text:name="__RefHeading__108_865116172"/>1.1: The realm of physics<text:bookmark-end text:name="__RefHeading__108_865116172"/></text:h>
      <text:p text:style-name="P4"><text:tab/>Everything is measured in orders of magnitude which is written as <draw:frame draw:style-name="fr1" draw:name="Object1" text:anchor-type="as-char" svg:y="-0.172in" svg:width="0.302in" svg:height="0.2091in" draw:z-index="0"><draw:object xlink:href="./Object 1" xlink:type="simple" xlink:show="embed" xlink:actuate="onLoad"/><draw:image xlink:href="./ObjectReplacements/Object 1" xlink:type="simple" xlink:show="embed" xlink:actuate="onLoad"/></draw:frame>where x is the order of magnitude, or power of the value. The range of masses is <draw:frame draw:style-name="fr1" draw:name="Object2" text:anchor-type="as-char" svg:y="-0.172in" svg:width="0.8272in" svg:height="0.2091in" draw:z-index="1"><draw:object xlink:href="./Object 2" xlink:type="simple" xlink:show="embed" xlink:actuate="onLoad"/><draw:image xlink:href="./ObjectReplacements/Object 2" xlink:type="simple" xlink:show="embed" xlink:actuate="onLoad"/></draw:frame>, the range of lengths is <draw:frame draw:style-name="fr1" draw:name="Object3" text:anchor-type="as-char" svg:y="-0.172in" svg:width="0.8319in" svg:height="0.2091in" draw:z-index="2"><draw:object xlink:href="./Object 3" xlink:type="simple" xlink:show="embed" xlink:actuate="onLoad"/><draw:image xlink:href="./ObjectReplacements/Object 3" xlink:type="simple" xlink:show="embed" xlink:actuate="onLoad"/></draw:frame>, the range of times is <draw:frame draw:style-name="fr1" draw:name="Object4" text:anchor-type="as-char" svg:y="-0.172in" svg:width="0.8335in" svg:height="0.2091in" draw:z-index="3"><draw:object xlink:href="./Object 4" xlink:type="simple" xlink:show="embed" xlink:actuate="onLoad"/><draw:image xlink:href="./ObjectReplacements/Object 4" xlink:type="simple" xlink:show="embed" xlink:actuate="onLoad"/></draw:frame>, and the range of energies is <draw:frame draw:style-name="fr1" draw:name="Object5" text:anchor-type="as-char" svg:y="-0.172in" svg:width="0.8366in" svg:height="0.2091in" draw:z-index="4"><draw:object xlink:href="./Object 5" xlink:type="simple" xlink:show="embed" xlink:actuate="onLoad"/><draw:image xlink:href="./ObjectReplacements/Object 5" xlink:type="simple" xlink:show="embed" xlink:actuate="onLoad"/></draw:frame>.</text:p>
      <text:h text:style-name="P21" text:outline-level="2"><text:bookmark-start text:name="__RefHeading__214_865116172"/>1.2: The SI system of fundamental and derived units<text:bookmark-end text:name="__RefHeading__214_865116172"/></text:h>
      <text:p text:style-name="P4"><text:tab/>Fundamental units are the base units of the universe, everything else is derived from these units.<text:tab/></text:p>
      <table:table table:name="Table1" table:style-name="Table1">
        <table:table-column table:style-name="Table1.A" table:number-columns-repeated="3"/>
        <table:table-row>
          <table:table-cell table:style-name="Table1.A1" office:value-type="string">
            <text:p text:style-name="P6">Quantity</text:p>
          </table:table-cell>
          <table:table-cell table:style-name="Table1.A1" office:value-type="string">
            <text:p text:style-name="P6">SI Unit</text:p>
          </table:table-cell>
          <table:table-cell table:style-name="Table1.C1" office:value-type="string">
            <text:p text:style-name="P6">SI Symbol</text:p>
          </table:table-cell>
        </table:table-row>
        <table:table-row>
          <table:table-cell table:style-name="Table1.A2" office:value-type="string">
            <text:p text:style-name="P6">Mass</text:p>
          </table:table-cell>
          <table:table-cell table:style-name="Table1.A2" office:value-type="string">
            <text:p text:style-name="P6">Kilogram</text:p>
          </table:table-cell>
          <table:table-cell table:style-name="Table1.C2" office:value-type="string">
            <text:p text:style-name="P6">kg</text:p>
          </table:table-cell>
        </table:table-row>
        <table:table-row>
          <table:table-cell table:style-name="Table1.A2" office:value-type="string">
            <text:p text:style-name="P6">Length</text:p>
          </table:table-cell>
          <table:table-cell table:style-name="Table1.A2" office:value-type="string">
            <text:p text:style-name="Table_20_Contents">Meter</text:p>
          </table:table-cell>
          <table:table-cell table:style-name="Table1.C2" office:value-type="string">
            <text:p text:style-name="P6">m</text:p>
          </table:table-cell>
        </table:table-row>
        <table:table-row>
          <table:table-cell table:style-name="Table1.A2" office:value-type="string">
            <text:p text:style-name="P6">Time</text:p>
          </table:table-cell>
          <table:table-cell table:style-name="Table1.A2" office:value-type="string">
            <text:p text:style-name="P6">Second</text:p>
          </table:table-cell>
          <table:table-cell table:style-name="Table1.C2" office:value-type="string">
            <text:p text:style-name="P6">s</text:p>
          </table:table-cell>
        </table:table-row>
        <table:table-row>
          <table:table-cell table:style-name="Table1.A2" office:value-type="string">
            <text:p text:style-name="P6">Electric Current</text:p>
          </table:table-cell>
          <table:table-cell table:style-name="Table1.A2" office:value-type="string">
            <text:p text:style-name="P6">Ampere</text:p>
          </table:table-cell>
          <table:table-cell table:style-name="Table1.C2" office:value-type="string">
            <text:p text:style-name="P6">A</text:p>
          </table:table-cell>
        </table:table-row>
        <table:table-row>
          <table:table-cell table:style-name="Table1.A2" office:value-type="string">
            <text:p text:style-name="P6">Amount</text:p>
          </table:table-cell>
          <table:table-cell table:style-name="Table1.A2" office:value-type="string">
            <text:p text:style-name="P6">Mole</text:p>
          </table:table-cell>
          <table:table-cell table:style-name="Table1.C2" office:value-type="string">
            <text:p text:style-name="P6">mol</text:p>
          </table:table-cell>
        </table:table-row>
        <table:table-row>
          <table:table-cell table:style-name="Table1.A2" office:value-type="string">
            <text:p text:style-name="P6">Temperature</text:p>
          </table:table-cell>
          <table:table-cell table:style-name="Table1.A2" office:value-type="string">
            <text:p text:style-name="P6">Kelvin</text:p>
          </table:table-cell>
          <table:table-cell table:style-name="Table1.C2" office:value-type="string">
            <text:p text:style-name="P6">K</text:p>
          </table:table-cell>
        </table:table-row>
        <table:table-row>
          <table:table-cell table:style-name="Table1.A2" office:value-type="string">
            <text:p text:style-name="P6">Luminous Intensity</text:p>
          </table:table-cell>
          <table:table-cell table:style-name="Table1.A2" office:value-type="string">
            <text:p text:style-name="P6">Candela</text:p>
          </table:table-cell>
          <table:table-cell table:style-name="Table1.C2" office:value-type="string">
            <text:p text:style-name="P6">cd</text:p>
          </table:table-cell>
        </table:table-row>
      </table:table>
      <text:p text:style-name="P4"><text:tab/>Derived units are units that are derived from the base units.</text:p>
      <table:table table:name="Table2" table:style-name="Table2">
        <table:table-column table:style-name="Table2.A" table:number-columns-repeated="3"/>
        <table:table-column table:style-name="Table2.D"/>
        <table:table-row>
          <table:table-cell table:style-name="Table2.A1" office:value-type="string">
            <text:p text:style-name="P6">SI Derived Unit</text:p>
          </table:table-cell>
          <table:table-cell table:style-name="Table2.A1" office:value-type="string">
            <text:p text:style-name="P6">SI Base Unit</text:p>
          </table:table-cell>
          <table:table-cell table:style-name="Table2.A1" office:value-type="string">
            <text:p text:style-name="P6">Alternative SI Unit</text:p>
          </table:table-cell>
          <table:table-cell table:style-name="Table2.D1" office:value-type="string">
            <text:p text:style-name="P6">SI Symbol</text:p>
          </table:table-cell>
        </table:table-row>
        <text:soft-page-break/>
        <table:table-row>
          <table:table-cell table:style-name="Table2.A2" office:value-type="string">
            <text:p text:style-name="P6">Newton</text:p>
          </table:table-cell>
          <table:table-cell table:style-name="Table2.A2" office:value-type="string">
            <text:p text:style-name="P6"><draw:frame draw:style-name="fr1" draw:name="Object6" text:anchor-type="as-char" svg:y="-0.172in" svg:width="0.5984in" svg:height="0.2091in" draw:z-index="5"><draw:object xlink:href="./Object 6" xlink:type="simple" xlink:show="embed" xlink:actuate="onLoad"/><draw:image xlink:href="./ObjectReplacements/Object 6" xlink:type="simple" xlink:show="embed" xlink:actuate="onLoad"/></draw:frame></text:p>
          </table:table-cell>
          <table:table-cell table:style-name="Table2.A2" office:value-type="string">
            <text:p text:style-name="P6"/>
          </table:table-cell>
          <table:table-cell table:style-name="Table2.D2" office:value-type="string">
            <text:p text:style-name="P6">N</text:p>
          </table:table-cell>
        </table:table-row>
        <table:table-row>
          <table:table-cell table:style-name="Table2.A2" office:value-type="string">
            <text:p text:style-name="P6">Pascal</text:p>
          </table:table-cell>
          <table:table-cell table:style-name="Table2.A2" office:value-type="string">
            <text:p text:style-name="P6"><draw:frame draw:style-name="fr1" draw:name="Object7" text:anchor-type="as-char" svg:y="-0.1728in" svg:width="0.7209in" svg:height="0.2091in" draw:z-index="6"><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6"><draw:frame draw:style-name="fr1" draw:name="Object23" text:anchor-type="as-char" svg:y="-0.1728in" svg:width="0.4799in" svg:height="0.2091in" draw:z-index="7"><draw:object xlink:href="./Object 23" xlink:type="simple" xlink:show="embed" xlink:actuate="onLoad"/><draw:image xlink:href="./ObjectReplacements/Object 23" xlink:type="simple" xlink:show="embed" xlink:actuate="onLoad"/><svg:desc>formula</svg:desc></draw:frame></text:p>
          </table:table-cell>
          <table:table-cell table:style-name="Table2.D2" office:value-type="string">
            <text:p text:style-name="P6">Pa</text:p>
          </table:table-cell>
        </table:table-row>
        <table:table-row>
          <table:table-cell table:style-name="Table2.A2" office:value-type="string">
            <text:p text:style-name="P6">Hertz</text:p>
          </table:table-cell>
          <table:table-cell table:style-name="Table2.A2" office:value-type="string">
            <text:p text:style-name="P6"><draw:frame draw:style-name="fr1" draw:name="Object8" text:anchor-type="as-char" svg:y="-0.1728in" svg:width="0.2756in" svg:height="0.2091in" draw:z-index="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6"/>
          </table:table-cell>
          <table:table-cell table:style-name="Table2.D2" office:value-type="string">
            <text:p text:style-name="P6">Hz</text:p>
          </table:table-cell>
        </table:table-row>
        <table:table-row>
          <table:table-cell table:style-name="Table2.A2" office:value-type="string">
            <text:p text:style-name="P6">Joule</text:p>
          </table:table-cell>
          <table:table-cell table:style-name="Table2.A2" office:value-type="string">
            <text:p text:style-name="P6"><draw:frame draw:style-name="fr1" draw:name="Object9" text:anchor-type="as-char" svg:y="-0.1728in" svg:width="0.6484in" svg:height="0.2091in" draw:z-index="9"><draw:object xlink:href="./Object 9" xlink:type="simple" xlink:show="embed" xlink:actuate="onLoad"/><draw:image xlink:href="./ObjectReplacements/Object 9" xlink:type="simple" xlink:show="embed" xlink:actuate="onLoad"/><svg:desc>formula</svg:desc></draw:frame></text:p>
          </table:table-cell>
          <table:table-cell table:style-name="Table2.A2" office:value-type="string">
            <text:p text:style-name="P6"><draw:frame draw:style-name="fr1" draw:name="Object22" text:anchor-type="as-char" svg:y="-0.1484in" svg:width="0.3571in" svg:height="0.1846in" draw:z-index="10"><draw:object xlink:href="./Object 22" xlink:type="simple" xlink:show="embed" xlink:actuate="onLoad"/><draw:image xlink:href="./ObjectReplacements/Object 22" xlink:type="simple" xlink:show="embed" xlink:actuate="onLoad"/><svg:desc>formula</svg:desc></draw:frame></text:p>
          </table:table-cell>
          <table:table-cell table:style-name="Table2.D2" office:value-type="string">
            <text:p text:style-name="P6">J</text:p>
          </table:table-cell>
        </table:table-row>
        <table:table-row>
          <table:table-cell table:style-name="Table2.A2" office:value-type="string">
            <text:p text:style-name="P6">Watt</text:p>
          </table:table-cell>
          <table:table-cell table:style-name="Table2.A2" office:value-type="string">
            <text:p text:style-name="P6"><draw:frame draw:style-name="fr1" draw:name="Object10" text:anchor-type="as-char" svg:y="-0.1728in" svg:width="0.6492in" svg:height="0.2091in" draw:z-index="11"><draw:object xlink:href="./Object 10" xlink:type="simple" xlink:show="embed" xlink:actuate="onLoad"/><draw:image xlink:href="./ObjectReplacements/Object 10" xlink:type="simple" xlink:show="embed" xlink:actuate="onLoad"/><svg:desc>formula</svg:desc></draw:frame></text:p>
          </table:table-cell>
          <table:table-cell table:style-name="Table2.A2" office:value-type="string">
            <text:p text:style-name="P6"><draw:frame draw:style-name="fr1" draw:name="Object21" text:anchor-type="as-char" svg:y="-0.1728in" svg:width="0.3874in" svg:height="0.2091in" draw:z-index="12"><draw:object xlink:href="./Object 21" xlink:type="simple" xlink:show="embed" xlink:actuate="onLoad"/><draw:image xlink:href="./ObjectReplacements/Object 21" xlink:type="simple" xlink:show="embed" xlink:actuate="onLoad"/><svg:desc>formula</svg:desc></draw:frame></text:p>
          </table:table-cell>
          <table:table-cell table:style-name="Table2.D2" office:value-type="string">
            <text:p text:style-name="P6">W</text:p>
          </table:table-cell>
        </table:table-row>
        <table:table-row>
          <table:table-cell table:style-name="Table2.A2" office:value-type="string">
            <text:p text:style-name="P6">Coulomb</text:p>
          </table:table-cell>
          <table:table-cell table:style-name="Table2.A2" office:value-type="string">
            <text:p text:style-name="P6"><draw:frame draw:style-name="fr1" draw:name="Object11" text:anchor-type="as-char" svg:y="-0.1484in" svg:width="0.2984in" svg:height="0.1846in" draw:z-index="13"><draw:object xlink:href="./Object 11" xlink:type="simple" xlink:show="embed" xlink:actuate="onLoad"/><draw:image xlink:href="./ObjectReplacements/Object 11" xlink:type="simple" xlink:show="embed" xlink:actuate="onLoad"/><svg:desc>formula</svg:desc></draw:frame></text:p>
          </table:table-cell>
          <table:table-cell table:style-name="Table2.A2" office:value-type="string">
            <text:p text:style-name="P6"/>
          </table:table-cell>
          <table:table-cell table:style-name="Table2.D2" office:value-type="string">
            <text:p text:style-name="P6">C</text:p>
          </table:table-cell>
        </table:table-row>
        <table:table-row>
          <table:table-cell table:style-name="Table2.A2" office:value-type="string">
            <text:p text:style-name="P6">Volt</text:p>
          </table:table-cell>
          <table:table-cell table:style-name="Table2.A2" office:value-type="string">
            <text:p text:style-name="P6"><draw:frame draw:style-name="fr1" draw:name="Object12" text:anchor-type="as-char" svg:y="-0.1728in" svg:width="0.9165in" svg:height="0.2091in" draw:z-index="14"><draw:object xlink:href="./Object 12" xlink:type="simple" xlink:show="embed" xlink:actuate="onLoad"/><draw:image xlink:href="./ObjectReplacements/Object 12" xlink:type="simple" xlink:show="embed" xlink:actuate="onLoad"/><svg:desc>formula</svg:desc></draw:frame></text:p>
          </table:table-cell>
          <table:table-cell table:style-name="Table2.A2" office:value-type="string">
            <text:p text:style-name="P6"><draw:frame draw:style-name="fr1" draw:name="Object20" text:anchor-type="as-char" svg:y="-0.1728in" svg:width="0.5063in" svg:height="0.2091in" draw:z-index="15"><draw:object xlink:href="./Object 20" xlink:type="simple" xlink:show="embed" xlink:actuate="onLoad"/><draw:image xlink:href="./ObjectReplacements/Object 20" xlink:type="simple" xlink:show="embed" xlink:actuate="onLoad"/><svg:desc>formula</svg:desc></draw:frame></text:p>
          </table:table-cell>
          <table:table-cell table:style-name="Table2.D2" office:value-type="string">
            <text:p text:style-name="P6">V</text:p>
          </table:table-cell>
        </table:table-row>
        <table:table-row>
          <table:table-cell table:style-name="Table2.A2" office:value-type="string">
            <text:p text:style-name="P6">Ohm</text:p>
          </table:table-cell>
          <table:table-cell table:style-name="Table2.A2" office:value-type="string">
            <text:p text:style-name="P6"><draw:frame draw:style-name="fr1" draw:name="Object13" text:anchor-type="as-char" svg:y="-0.1728in" svg:width="0.9173in" svg:height="0.2091in" draw:z-index="16"><draw:object xlink:href="./Object 13" xlink:type="simple" xlink:show="embed" xlink:actuate="onLoad"/><draw:image xlink:href="./ObjectReplacements/Object 13" xlink:type="simple" xlink:show="embed" xlink:actuate="onLoad"/><svg:desc>formula</svg:desc></draw:frame></text:p>
          </table:table-cell>
          <table:table-cell table:style-name="Table2.A2" office:value-type="string">
            <text:p text:style-name="P6"><draw:frame draw:style-name="fr1" draw:name="Object19" text:anchor-type="as-char" svg:y="-0.1728in" svg:width="0.472in" svg:height="0.2091in" draw:z-index="18"><draw:object xlink:href="./Object 19" xlink:type="simple" xlink:show="embed" xlink:actuate="onLoad"/><draw:image xlink:href="./ObjectReplacements/Object 19" xlink:type="simple" xlink:show="embed" xlink:actuate="onLoad"/><svg:desc>formula</svg:desc></draw:frame></text:p>
          </table:table-cell>
          <table:table-cell table:style-name="Table2.D2" office:value-type="string">
            <text:p text:style-name="P7">Ω</text:p>
          </table:table-cell>
        </table:table-row>
        <table:table-row>
          <table:table-cell table:style-name="Table2.A2" office:value-type="string">
            <text:p text:style-name="P6">Weber</text:p>
          </table:table-cell>
          <table:table-cell table:style-name="Table2.A2" office:value-type="string">
            <text:p text:style-name="P6"><draw:frame draw:style-name="fr1" draw:name="Object14" text:anchor-type="as-char" svg:y="-0.1728in" svg:width="0.9161in" svg:height="0.2091in" draw:z-index="19"><draw:object xlink:href="./Object 14" xlink:type="simple" xlink:show="embed" xlink:actuate="onLoad"/><draw:image xlink:href="./ObjectReplacements/Object 14" xlink:type="simple" xlink:show="embed" xlink:actuate="onLoad"/><svg:desc>formula</svg:desc></draw:frame></text:p>
          </table:table-cell>
          <table:table-cell table:style-name="Table2.A2" office:value-type="string">
            <text:p text:style-name="P6"><draw:frame draw:style-name="fr1" draw:name="Object18" text:anchor-type="as-char" svg:y="-0.1484in" svg:width="0.2965in" svg:height="0.1846in" draw:z-index="20"><draw:object xlink:href="./Object 18" xlink:type="simple" xlink:show="embed" xlink:actuate="onLoad"/><draw:image xlink:href="./ObjectReplacements/Object 18" xlink:type="simple" xlink:show="embed" xlink:actuate="onLoad"/><svg:desc>formula</svg:desc></draw:frame></text:p>
          </table:table-cell>
          <table:table-cell table:style-name="Table2.D2" office:value-type="string">
            <text:p text:style-name="P6">Wb</text:p>
          </table:table-cell>
        </table:table-row>
        <table:table-row>
          <table:table-cell table:style-name="Table2.A2" office:value-type="string">
            <text:p text:style-name="P6">Tesla</text:p>
          </table:table-cell>
          <table:table-cell table:style-name="Table2.A2" office:value-type="string">
            <text:p text:style-name="P6"><draw:frame draw:style-name="fr1" draw:name="Object15" text:anchor-type="as-char" svg:y="-0.1728in" svg:width="0.7252in" svg:height="0.2091in" draw:z-index="21"><draw:object xlink:href="./Object 15" xlink:type="simple" xlink:show="embed" xlink:actuate="onLoad"/><draw:image xlink:href="./ObjectReplacements/Object 15" xlink:type="simple" xlink:show="embed" xlink:actuate="onLoad"/><svg:desc>formula</svg:desc></draw:frame></text:p>
          </table:table-cell>
          <table:table-cell table:style-name="Table2.A2" office:value-type="string">
            <text:p text:style-name="P6"><draw:frame draw:style-name="fr1" draw:name="Object17" text:anchor-type="as-char" svg:y="-0.1728in" svg:width="0.5681in" svg:height="0.2091in" draw:z-index="22"><draw:object xlink:href="./Object 17" xlink:type="simple" xlink:show="embed" xlink:actuate="onLoad"/><draw:image xlink:href="./ObjectReplacements/Object 17" xlink:type="simple" xlink:show="embed" xlink:actuate="onLoad"/><svg:desc>formula</svg:desc></draw:frame></text:p>
          </table:table-cell>
          <table:table-cell table:style-name="Table2.D2" office:value-type="string">
            <text:p text:style-name="P6">T</text:p>
          </table:table-cell>
        </table:table-row>
        <table:table-row>
          <table:table-cell table:style-name="Table2.A2" office:value-type="string">
            <text:p text:style-name="P6">Becquerel</text:p>
          </table:table-cell>
          <table:table-cell table:style-name="Table2.A2" office:value-type="string">
            <text:p text:style-name="P6"><draw:frame draw:style-name="fr1" draw:name="Object16" text:anchor-type="as-char" svg:y="-0.1728in" svg:width="0.2756in" svg:height="0.2091in" draw:z-index="17"><draw:object xlink:href="./Object 16" xlink:type="simple" xlink:show="embed" xlink:actuate="onLoad"/><draw:image xlink:href="./ObjectReplacements/Object 16" xlink:type="simple" xlink:show="embed" xlink:actuate="onLoad"/><svg:desc>formula</svg:desc></draw:frame></text:p>
          </table:table-cell>
          <table:table-cell table:style-name="Table2.A2" office:value-type="string">
            <text:p text:style-name="P6"/>
          </table:table-cell>
          <table:table-cell table:style-name="Table2.D2" office:value-type="string">
            <text:p text:style-name="P6">Bq</text:p>
          </table:table-cell>
        </table:table-row>
      </table:table>
      <text:h text:style-name="P21" text:outline-level="2"><text:bookmark-start text:name="__RefHeading__314_765127677"/>1.3: Estimation<text:bookmark-end text:name="__RefHeading__314_765127677"/></text:h>
      <text:p text:style-name="P4"><text:tab/>Scientific notation is written in the form of <draw:frame draw:style-name="fr1" draw:name="Object24" text:anchor-type="as-char" svg:y="-0.172in" svg:width="0.4984in" svg:height="0.2083in" draw:z-index="23"><draw:object xlink:href="./Object 24" xlink:type="simple" xlink:show="embed" xlink:actuate="onLoad"/><draw:image xlink:href="./ObjectReplacements/Object 24" xlink:type="simple" xlink:show="embed" xlink:actuate="onLoad"/></draw:frame>where a is a number from 1-10, and b is an integer. Significant Figures is the number of digest that are allowed before the uncertainty becomes too large. Uncertainty values should be the same number of digits that are available with consideration of significant figures.</text:p>
      <text:h text:style-name="P21" text:outline-level="2"><text:bookmark-start text:name="__RefHeading__316_765127677"/>1.4: Uncertainties and error in experimental measurement<text:bookmark-end text:name="__RefHeading__316_765127677"/></text:h>
      <text:p text:style-name="P4"><text:tab/>Random error is reduce by repetitive readings, while systematic error is caused by incorrectly calibrated tools. Accuracy is small systematic error, and precision is small random error. Error is presented in a graph with error bars. For an analogue scale, the uncertainty error is half the smallest scale division. For Digital scales, the uncertainty error is the smallest scale division.</text:p>
      <text:h text:style-name="P21" text:outline-level="2"><text:bookmark-start text:name="__RefHeading__318_765127677"/>1.5: Uncertainties in calculated results<text:bookmark-end text:name="__RefHeading__318_765127677"/></text:h>
      <text:p text:style-name="P4"><text:tab/>Uncertainties can be expressed in three ways, Absolute, Fractional, or Percentage Uncertainties. Absolute uncertainty is measured as <draw:frame draw:style-name="fr1" draw:name="Object25" text:anchor-type="as-char" svg:y="-0.1484in" svg:width="0.4102in" svg:height="0.1846in" draw:z-index="24"><draw:object xlink:href="./Object 25" xlink:type="simple" xlink:show="embed" xlink:actuate="onLoad"/><draw:image xlink:href="./ObjectReplacements/Object 25" xlink:type="simple" xlink:show="embed" xlink:actuate="onLoad"/></draw:frame>, fractional is written as <draw:frame draw:style-name="fr1" draw:name="Object26" text:anchor-type="as-char" svg:y="-0.2437in" svg:width="0.4409in" svg:height="0.3929in" draw:z-index="25"><draw:object xlink:href="./Object 26" xlink:type="simple" xlink:show="embed" xlink:actuate="onLoad"/><draw:image xlink:href="./ObjectReplacements/Object 26" xlink:type="simple" xlink:show="embed" xlink:actuate="onLoad"/></draw:frame>, and percentage is written simply as <draw:frame draw:style-name="fr1" draw:name="Object27" text:anchor-type="as-char" svg:y="-0.2453in" svg:width="0.9638in" svg:height="0.3945in" draw:z-index="26"><draw:object xlink:href="./Object 27" xlink:type="simple" xlink:show="embed" xlink:actuate="onLoad"/><draw:image xlink:href="./ObjectReplacements/Object 27" xlink:type="simple" xlink:show="embed" xlink:actuate="onLoad"/><svg:desc>formula</svg:desc></draw:frame>. When values are multiplied or divided, then the percentage uncertainties are summed. When values are added or subtracted, then the absolute uncertainties are summed.</text:p>
      <text:h text:style-name="P21" text:outline-level="2"><text:bookmark-start text:name="__RefHeading__320_765127677"/>1.6: Uncertainties in graphs<text:bookmark-end text:name="__RefHeading__320_765127677"/></text:h>
      <text:p text:style-name="P4"><text:tab/>Uncertainties in graphs are displayed as error bars. Uncertainty in slopes is drawn from the lowest possible uncertainty to the largest possible uncertainty, and vice versa.</text:p>
      <text:h text:style-name="P21" text:outline-level="2"><text:bookmark-start text:name="__RefHeading__322_765127677"/><text:soft-page-break/>1.7: Vectors and scalars<text:bookmark-end text:name="__RefHeading__322_765127677"/></text:h>
      <text:section text:style-name="Sect2" text:name="Section2">
        <text:p text:style-name="P4">Vectors have direction and magnitude:</text:p>
        <text:list xml:id="list6536747627518779200" text:style-name="L1">
          <text:list-item>
            <text:p text:style-name="P10">Displacement</text:p>
          </text:list-item>
          <text:list-item>
            <text:p text:style-name="P10">Velocity</text:p>
          </text:list-item>
          <text:list-item>
            <text:p text:style-name="P10">Acceleration</text:p>
          </text:list-item>
          <text:list-item>
            <text:p text:style-name="P10">Force</text:p>
          </text:list-item>
          <text:list-item>
            <text:p text:style-name="P10">Momentum</text:p>
          </text:list-item>
          <text:list-item>
            <text:p text:style-name="P10">Electric Field Strength</text:p>
          </text:list-item>
          <text:list-item>
            <text:p text:style-name="P10">Gravitational Field Strength</text:p>
          </text:list-item>
        </text:list>
        <text:p text:style-name="P4"><text:tab/></text:p>
        <text:p text:style-name="P4">Scalars have just magnitude, and no direction:</text:p>
        <text:list xml:id="list5072760835986587274" text:style-name="L2">
          <text:list-item>
            <text:p text:style-name="P11">Distance</text:p>
          </text:list-item>
          <text:list-item>
            <text:p text:style-name="P11">Speed</text:p>
          </text:list-item>
          <text:list-item>
            <text:p text:style-name="P11">Mass</text:p>
          </text:list-item>
          <text:list-item>
            <text:p text:style-name="P11">Energy</text:p>
          </text:list-item>
          <text:list-item>
            <text:p text:style-name="P11">Temperature</text:p>
          </text:list-item>
          <text:list-item>
            <text:p text:style-name="P11">Potential Difference</text:p>
          </text:list-item>
          <text:list-item>
            <text:p text:style-name="P11">Density</text:p>
          </text:list-item>
          <text:list-item>
            <text:p text:style-name="P11">Area</text:p>
          </text:list-item>
        </text:list>
      </text:section>
      <text:h text:style-name="P22" text:outline-level="1"><text:bookmark-start text:name="__RefHeading__324_765127677"/>2: Mechanics<text:bookmark-end text:name="__RefHeading__324_765127677"/></text:h>
      <text:h text:style-name="Heading_20_2" text:outline-level="2"><text:bookmark-start text:name="__RefHeading__390_1476241022"/>2.1: Motion<text:bookmark-end text:name="__RefHeading__390_1476241022"/></text:h>
      <text:list xml:id="list37153800052356165" text:style-name="L3">
        <text:list-item>
          <text:p text:style-name="P12">Displacement(s) The distance moved in a direction</text:p>
        </text:list-item>
        <text:list-item>
          <text:p text:style-name="P12">Velocity(v/u) The rate of change of the displacement</text:p>
        </text:list-item>
        <text:list-item>
          <text:p text:style-name="P12">Speed(v/u) The absolute value of velocity</text:p>
        </text:list-item>
        <text:list-item>
          <text:p text:style-name="P12">Acceleration(a) The rate of change of the velocity</text:p>
          <text:p text:style-name="P12">Average values is average over the total time, and instantaneous is value at given time. Frames of reference change the observational values.</text:p>
        </text:list-item>
      </text:list>
      <text:h text:style-name="Heading_20_2" text:outline-level="2"><text:bookmark-start text:name="__RefHeading__392_1476241022"/>2.2: Graphical representation of motion<text:bookmark-end text:name="__RefHeading__392_1476241022"/></text:h>
      <text:p text:style-name="Text_20_body"><text:tab/>Graphs are always displacement-time, velocity-time, or acceleration-time graphs.</text:p>
      <text:h text:style-name="Heading_20_2" text:outline-level="2"><text:bookmark-start text:name="__RefHeading__394_1476241022"/>2.3: Uniformly accelerated motion<text:bookmark-end text:name="__RefHeading__394_1476241022"/></text:h>
      <text:p text:style-name="Text_20_body"><text:tab/>There are five important equations to consider for uniformly accelerated motion:</text:p>
      <text:section text:style-name="Sect2" text:name="Section1">
        <text:list xml:id="list6130753884300951676" text:style-name="L4">
          <text:list-item>
            <text:p text:style-name="P13"><draw:frame draw:style-name="fr1" draw:name="Object28" text:anchor-type="as-char" svg:y="-0.1484in" svg:width="0.6819in" svg:height="0.1846in" draw:z-index="27"><draw:object xlink:href="./Object 28" xlink:type="simple" xlink:show="embed" xlink:actuate="onLoad"/><draw:image xlink:href="./ObjectReplacements/Object 28" xlink:type="simple" xlink:show="embed" xlink:actuate="onLoad"/></draw:frame></text:p>
          </text:list-item>
          <text:list-item>
            <text:p text:style-name="P13"><draw:frame draw:style-name="fr1" draw:name="Object29" text:anchor-type="as-char" svg:y="-0.2437in" svg:width="0.8453in" svg:height="0.3937in" draw:z-index="28"><draw:object xlink:href="./Object 29" xlink:type="simple" xlink:show="embed" xlink:actuate="onLoad"/><draw:image xlink:href="./ObjectReplacements/Object 29" xlink:type="simple" xlink:show="embed" xlink:actuate="onLoad"/></draw:frame></text:p>
          </text:list-item>
          <text:list-item>
            <text:p text:style-name="P13"><draw:frame draw:style-name="fr1" draw:name="Object30" text:anchor-type="as-char" svg:y="-0.172in" svg:width="0.872in" svg:height="0.2083in" draw:z-index="29"><draw:object xlink:href="./Object 30" xlink:type="simple" xlink:show="embed" xlink:actuate="onLoad"/><draw:image xlink:href="./ObjectReplacements/Object 30" xlink:type="simple" xlink:show="embed" xlink:actuate="onLoad"/></draw:frame></text:p>
          </text:list-item>
          <text:list-item>
            <text:p text:style-name="P13"><draw:frame draw:style-name="fr1" draw:name="Object31" text:anchor-type="as-char" svg:y="-0.2437in" svg:width="0.9193in" svg:height="0.3937in" draw:z-index="30"><draw:object xlink:href="./Object 31" xlink:type="simple" xlink:show="embed" xlink:actuate="onLoad"/><draw:image xlink:href="./ObjectReplacements/Object 31" xlink:type="simple" xlink:show="embed" xlink:actuate="onLoad"/></draw:frame></text:p>
          </text:list-item>
          <text:list-item>
            <text:p text:style-name="P13"><text:soft-page-break/><draw:frame draw:style-name="fr1" draw:name="Object32" text:anchor-type="as-char" svg:y="-0.2437in" svg:width="0.902in" svg:height="0.3937in" draw:z-index="31"><draw:object xlink:href="./Object 32" xlink:type="simple" xlink:show="embed" xlink:actuate="onLoad"/><draw:image xlink:href="./ObjectReplacements/Object 32" xlink:type="simple" xlink:show="embed" xlink:actuate="onLoad"/></draw:frame></text:p>
          </text:list-item>
          <text:list-item>
            <text:p text:style-name="P13">u: Initial Velocity</text:p>
          </text:list-item>
          <text:list-item>
            <text:p text:style-name="P13">v: Final Velocity</text:p>
          </text:list-item>
          <text:list-item>
            <text:p text:style-name="P13">a: Acceleration</text:p>
          </text:list-item>
          <text:list-item>
            <text:p text:style-name="P13">t: Time</text:p>
          </text:list-item>
          <text:list-item>
            <text:p text:style-name="P13">s: Distance Traveled</text:p>
          </text:list-item>
        </text:list>
        <text:p text:style-name="Text_20_body"/>
      </text:section>
      <text:h text:style-name="Heading_20_2" text:outline-level="2"><text:bookmark-start text:name="__RefHeading__396_1476241022"/>2.4: Projectile motion<text:bookmark-end text:name="__RefHeading__396_1476241022"/></text:h>
      <text:p text:style-name="Text_20_body"><text:tab/>There are two major parts to projectile motion, the horizontal component and the vertical component. The horizontal component does not undergo acceleration, and will remain constant. The vertical component will experience the force of gravity and create a parabolic arc.</text:p>
      <text:h text:style-name="Heading_20_2" text:outline-level="2"><text:bookmark-start text:name="__RefHeading__398_1476241022"/>2.5: Fluid resistance and free-fall<text:bookmark-end text:name="__RefHeading__398_1476241022"/></text:h>
      <text:p text:style-name="Text_20_body"><text:tab/>As an object goes through a fluid, it will have frictional force applied to it, such as terminal velocity. This id dependent on the relative velocity of the object, the shape and size of the object, and the viscosity of the fluid.</text:p>
      <text:h text:style-name="Heading_20_2" text:outline-level="2"><text:bookmark-start text:name="__RefHeading__400_1476241022"/>2.6: Forces and free-body diagrams<text:bookmark-end text:name="__RefHeading__400_1476241022"/></text:h>
      <text:p text:style-name="Text_20_body"><text:tab/>A force is a vector quantity measured in newtons, and it represents the <draw:frame draw:style-name="fr1" draw:name="Object33" text:anchor-type="as-char" svg:y="-0.1484in" svg:width="0.2953in" svg:height="0.1846in" draw:z-index="32"><draw:object xlink:href="./Object 33" xlink:type="simple" xlink:show="embed" xlink:actuate="onLoad"/><draw:image xlink:href="./ObjectReplacements/Object 33" xlink:type="simple" xlink:show="embed" xlink:actuate="onLoad"/></draw:frame>, and it is represented by an arrow. There are several forces that exist in nature:</text:p>
      <text:section text:style-name="Sect2" text:name="Section3">
        <text:list xml:id="list4447099526458815765" text:style-name="L5">
          <text:list-item>
            <text:p text:style-name="P14">Gravitational</text:p>
          </text:list-item>
          <text:list-item>
            <text:p text:style-name="P14">Electrostatic</text:p>
          </text:list-item>
          <text:list-item>
            <text:p text:style-name="P14">Magnetic</text:p>
          </text:list-item>
          <text:list-item>
            <text:p text:style-name="P14">Normal</text:p>
          </text:list-item>
          <text:list-item>
            <text:p text:style-name="P14">Friction</text:p>
          </text:list-item>
          <text:list-item>
            <text:p text:style-name="P14">Tension</text:p>
          </text:list-item>
          <text:list-item>
            <text:p text:style-name="P14">Compression</text:p>
          </text:list-item>
          <text:list-item>
            <text:p text:style-name="P14">Upthrust</text:p>
          </text:list-item>
          <text:list-item>
            <text:p text:style-name="P14">Lift</text:p>
          </text:list-item>
        </text:list>
      </text:section>
      <text:h text:style-name="Heading_20_2" text:outline-level="2"><text:bookmark-start text:name="__RefHeading__402_1476241022"/>2.7: Newton's first law<text:bookmark-end text:name="__RefHeading__402_1476241022"/></text:h>
      <text:p text:style-name="Text_20_body"><text:tab/>Newton's first law states: “An object continues in uniform motion in a straight line or at rest unless a resultant external force acts”</text:p>
      <text:h text:style-name="Heading_20_2" text:outline-level="2"><text:bookmark-start text:name="__RefHeading__404_1476241022"/>2.8: Equilibrium<text:bookmark-end text:name="__RefHeading__404_1476241022"/></text:h>
      <text:p text:style-name="Text_20_body"><text:tab/>Equilibrium is when the resultant net force on an object is zero it is in translation equilibrium.</text:p>
      <text:h text:style-name="Heading_20_2" text:outline-level="2"><text:bookmark-start text:name="__RefHeading__406_1476241022"/><text:soft-page-break/>2.9: Newton's second law<text:bookmark-end text:name="__RefHeading__406_1476241022"/></text:h>
      <text:p text:style-name="Text_20_body"><text:tab/>Newton's second law states: “<draw:frame draw:style-name="fr1" draw:name="Object34" text:anchor-type="as-char" svg:y="-0.1484in" svg:width="0.5665in" svg:height="0.1846in" draw:z-index="33"><draw:object xlink:href="./Object 34" xlink:type="simple" xlink:show="embed" xlink:actuate="onLoad"/><draw:image xlink:href="./ObjectReplacements/Object 34" xlink:type="simple" xlink:show="embed" xlink:actuate="onLoad"/></draw:frame>”</text:p>
      <text:h text:style-name="Heading_20_2" text:outline-level="2"><text:bookmark-start text:name="__RefHeading__408_1476241022"/>2.10: Newton's third law<text:bookmark-end text:name="__RefHeading__408_1476241022"/></text:h>
      <text:p text:style-name="Text_20_body"><text:tab/>Newton's third law states: “For every action on one object there is an equal but opposite reaction on another object”</text:p>
      <text:h text:style-name="Heading_20_2" text:outline-level="2"><text:bookmark-start text:name="__RefHeading__410_1476241022"/>2.11: Mass and weight<text:bookmark-end text:name="__RefHeading__410_1476241022"/></text:h>
      <text:p text:style-name="Text_20_body"><text:tab/>Weight is measured in newtons, while mass is kilograms.</text:p>
      <text:h text:style-name="Heading_20_2" text:outline-level="2"><text:bookmark-start text:name="__RefHeading__412_1476241022"/>2.12: Solid friction<text:bookmark-end text:name="__RefHeading__412_1476241022"/></text:h>
      <text:p text:style-name="Text_20_body"><text:tab/>Friction is the force that acts against any direction of motion. When two surfaces are at rest, then there is static friction, and when they are in motion, then there is dynamic friction. The force of friction can be found by multiplying the Normal force against the friction coefficient(<text:span text:style-name="T1">μ</text:span><text:span text:style-name="T3">)</text:span></text:p>
      <text:h text:style-name="Heading_20_2" text:outline-level="2"><text:bookmark-start text:name="__RefHeading__414_1476241022"/>2.13: Work<text:bookmark-end text:name="__RefHeading__414_1476241022"/></text:h>
      <text:p text:style-name="Text_20_body"><text:tab/>Work is a scalar quantity with an equation of: <draw:frame draw:style-name="fr1" draw:name="Object35" text:anchor-type="as-char" svg:y="-0.1484in" svg:width="1.0862in" svg:height="0.1909in" draw:z-index="34"><draw:object xlink:href="./Object 35" xlink:type="simple" xlink:show="embed" xlink:actuate="onLoad"/><draw:image xlink:href="./ObjectReplacements/Object 35" xlink:type="simple" xlink:show="embed" xlink:actuate="onLoad"/></draw:frame>. Or work is the force multiplied by the distance. Work is measured in joules.</text:p>
      <text:h text:style-name="Heading_20_2" text:outline-level="2"><text:bookmark-start text:name="__RefHeading__416_1476241022"/>2.14: Energy and power<text:bookmark-end text:name="__RefHeading__416_1476241022"/></text:h>
      <text:p text:style-name="Text_20_body"><text:tab/>The amount of energy transferred is equal to the work done, so it is measured in units of joules. Energy cannot be destroyed, or created. This is the principal of conservation of energy. There are several different types of energy:</text:p>
      <text:section text:style-name="Sect2" text:name="Section4">
        <text:list xml:id="list5436467196303270590" text:style-name="L6">
          <text:list-item>
            <text:p text:style-name="P15">Kinetic</text:p>
          </text:list-item>
          <text:list-item>
            <text:p text:style-name="P15">Radiant</text:p>
          </text:list-item>
          <text:list-item>
            <text:p text:style-name="P15">Nuclear</text:p>
          </text:list-item>
          <text:list-item>
            <text:p text:style-name="P15">Electrical</text:p>
          </text:list-item>
          <text:list-item>
            <text:p text:style-name="P15">Gravitational Potential</text:p>
          </text:list-item>
          <text:list-item>
            <text:p text:style-name="P15">Electrostatic Potential</text:p>
          </text:list-item>
          <text:list-item>
            <text:p text:style-name="P15">Solar</text:p>
          </text:list-item>
          <text:list-item>
            <text:p text:style-name="P15">Internal</text:p>
          </text:list-item>
          <text:list-item>
            <text:p text:style-name="P15">Elastic Potential</text:p>
          </text:list-item>
          <text:list-item>
            <text:p text:style-name="P15">Thermal</text:p>
          </text:list-item>
          <text:list-item>
            <text:p text:style-name="P15">Chemical</text:p>
          </text:list-item>
          <text:list-item>
            <text:p text:style-name="P15">Light</text:p>
          </text:list-item>
        </text:list>
      </text:section>
      <text:p text:style-name="Text_20_body"><text:tab/>Power is the rate at which energy is transferred, so it is found with the equations: <text:soft-page-break/><draw:frame draw:style-name="fr1" draw:name="Object36" text:anchor-type="as-char" svg:y="-0.2437in" svg:width="2.0425in" svg:height="0.3937in" draw:z-index="35"><draw:object xlink:href="./Object 36" xlink:type="simple" xlink:show="embed" xlink:actuate="onLoad"/><draw:image xlink:href="./ObjectReplacements/Object 36" xlink:type="simple" xlink:show="embed" xlink:actuate="onLoad"/></draw:frame>, or <draw:frame draw:style-name="fr1" draw:name="Object37" text:anchor-type="as-char" svg:y="-0.2445in" svg:width="1.4827in" svg:height="0.3937in" draw:z-index="36"><draw:object xlink:href="./Object 37" xlink:type="simple" xlink:show="embed" xlink:actuate="onLoad"/><draw:image xlink:href="./ObjectReplacements/Object 37" xlink:type="simple" xlink:show="embed" xlink:actuate="onLoad"/><svg:desc>formula</svg:desc></draw:frame>. This is measured in the unit watt(W), which is defined as <draw:frame draw:style-name="fr1" draw:name="Object38" text:anchor-type="as-char" svg:y="-0.172in" svg:width="0.3575in" svg:height="0.2083in" draw:z-index="37"><draw:object xlink:href="./Object 38" xlink:type="simple" xlink:show="embed" xlink:actuate="onLoad"/><draw:image xlink:href="./ObjectReplacements/Object 38" xlink:type="simple" xlink:show="embed" xlink:actuate="onLoad"/></draw:frame>. Efficiency is the useful output of either work energy or power, divided by the total input of either of these three.</text:p>
      <text:h text:style-name="Heading_20_2" text:outline-level="2"><text:bookmark-start text:name="__RefHeading__418_1476241022"/>2.15: Momentum and impulse<text:bookmark-end text:name="__RefHeading__418_1476241022"/></text:h>
      <text:p text:style-name="Text_20_body"><text:tab/>Momentum(p) is the product of mass and velocity. <draw:frame draw:style-name="fr1" draw:name="Object39" text:anchor-type="as-char" svg:y="-0.1484in" svg:width="0.5398in" svg:height="0.1846in" draw:z-index="38"><draw:object xlink:href="./Object 39" xlink:type="simple" xlink:show="embed" xlink:actuate="onLoad"/><draw:image xlink:href="./ObjectReplacements/Object 39" xlink:type="simple" xlink:show="embed" xlink:actuate="onLoad"/></draw:frame>. Impulse is the change in momentum <draw:frame draw:style-name="fr1" draw:name="Object40" text:anchor-type="as-char" svg:y="-0.1484in" svg:width="0.7398in" svg:height="0.1846in" draw:z-index="39"><draw:object xlink:href="./Object 40" xlink:type="simple" xlink:show="embed" xlink:actuate="onLoad"/><draw:image xlink:href="./ObjectReplacements/Object 40" xlink:type="simple" xlink:show="embed" xlink:actuate="onLoad"/></draw:frame>. Conservation of momentum means that the total linear momentum of a system of interacting particles remains constant provided there is no resultant external force. En elastic collision has no loss in mechanical energy, and the objects bounce apart. A totally inelastic collision is where a large amount of mechanical energy is loss, and the objects stick together. An Inelastic collision some energy is loss, but the objects do not stick together.</text:p>
      <text:h text:style-name="Heading_20_1" text:outline-level="1"><text:bookmark-start text:name="__RefHeading__420_1476241022"/>3: Thermal Physics<text:bookmark-end text:name="__RefHeading__420_1476241022"/></text:h>
      <text:h text:style-name="Heading_20_2" text:outline-level="2"><text:bookmark-start text:name="__RefHeading__422_1476241022"/>3.1: Thermal Concepts<text:bookmark-end text:name="__RefHeading__422_1476241022"/></text:h>
      <text:p text:style-name="Text_20_body"><text:tab/>Thermal energy flows from hot to cold. Heat is simply the transfer of thermal energy. When two objects reach the same temperature they come to thermal equilibrium. The Kelvin scale is an absolute thermodynamic temperature scale</text:p>
      <text:h text:style-name="Heading_20_2" text:outline-level="2"><text:bookmark-start text:name="__RefHeading__424_1476241022"/>3.2: Heat and internal energy<text:bookmark-end text:name="__RefHeading__424_1476241022"/></text:h>
      <text:p text:style-name="Text_20_body"><text:tab/>There are two main points of view when considering energy, macroscopic which is the system as a whole, or microscopic which is the individual molecules. Kinetic theory states these particles are in random motion. Molecules have kinetic energy, either in the form of transnational, or rotational, and they also have potential energy because of the attraction of inter-molecular forces. The sum of the kinetic and potential energy is the internal energy of a substance. Temperature is the measurement of the average kinetic energy of the molecules in a substance. Kinetic theory states that depending of the phase of a substance the molecules are arranged differently. In a solid the molecules vibrate around a mean position. In liquids molecules are kept close to one another, but they are free to move around each other. In gasses the molecules are essential independent of one another but they do occasionally collide.</text:p>
      <text:h text:style-name="Heading_20_2" text:outline-level="2"><text:bookmark-start text:name="__RefHeading__426_1476241022"/>3.3: Specific heat capacity<text:bookmark-end text:name="__RefHeading__426_1476241022"/></text:h>
      <text:p text:style-name="Text_20_body"><text:tab/>The change in temperature depends on three things, the energy provided (Q), the mass (m), and the substance from which it is made. The thermal capacity (C) of an object is the energy required to <text:soft-page-break/>raise its temperature by 1K. <draw:frame draw:style-name="fr1" draw:name="Object41" text:anchor-type="as-char" svg:y="-0.2437in" svg:width="1.0835in" svg:height="0.3937in" draw:z-index="40"><draw:object xlink:href="./Object 41" xlink:type="simple" xlink:show="embed" xlink:actuate="onLoad"/><draw:image xlink:href="./ObjectReplacements/Object 41" xlink:type="simple" xlink:show="embed" xlink:actuate="onLoad"/></draw:frame>. The specific heat capacity (c) is the energy required to raise a unit mass of a substance by 1K.<draw:frame draw:style-name="fr1" draw:name="Object42" text:anchor-type="as-char" svg:y="-0.172in" svg:width="1.5571in" svg:height="0.2146in" draw:z-index="41"><draw:object xlink:href="./Object 42" xlink:type="simple" xlink:show="embed" xlink:actuate="onLoad"/><draw:image xlink:href="./ObjectReplacements/Object 42" xlink:type="simple" xlink:show="embed" xlink:actuate="onLoad"/><svg:desc>formula</svg:desc></draw:frame>.</text:p>
      <text:h text:style-name="Heading_20_2" text:outline-level="2"><text:bookmark-start text:name="__RefHeading__428_1476241022"/>3.4: Phases of matter and latent heat<text:bookmark-end text:name="__RefHeading__428_1476241022"/></text:h>
      <text:p text:style-name="Text_20_body"><text:tab/>The energy required for a phase chance is the latent heat. The phase from solid to liquid is fusion, and liquid to gas is vaporization. The specific latent heat (L) is the energy per unit mass absorbed or released during a phase change. <draw:frame draw:style-name="fr1" draw:name="Object43" text:anchor-type="as-char" svg:y="-0.2437in" svg:width="0.5374in" svg:height="0.3937in" draw:z-index="42"><draw:object xlink:href="./Object 43" xlink:type="simple" xlink:show="embed" xlink:actuate="onLoad"/><draw:image xlink:href="./ObjectReplacements/Object 43" xlink:type="simple" xlink:show="embed" xlink:actuate="onLoad"/></draw:frame>.</text:p>
      <text:h text:style-name="Heading_20_2" text:outline-level="2"><text:bookmark-start text:name="__RefHeading__430_1476241022"/>3.5: The gas laws<text:bookmark-end text:name="__RefHeading__430_1476241022"/></text:h>
      <text:p text:style-name="Text_20_body"><text:tab/>The only gas law that is needed is the ideal gas law: <draw:frame draw:style-name="fr1" draw:name="Object44" text:anchor-type="as-char" svg:y="-0.1484in" svg:width="0.7634in" svg:height="0.1846in" draw:z-index="43"><draw:object xlink:href="./Object 44" xlink:type="simple" xlink:show="embed" xlink:actuate="onLoad"/><draw:image xlink:href="./ObjectReplacements/Object 44" xlink:type="simple" xlink:show="embed" xlink:actuate="onLoad"/></draw:frame>. Avogadro's Constant (<draw:frame draw:style-name="fr1" draw:name="Object46" text:anchor-type="as-char" svg:y="-0.1484in" svg:width="0.2972in" svg:height="0.2098in" draw:z-index="45"><draw:object xlink:href="./Object 46" xlink:type="simple" xlink:show="embed" xlink:actuate="onLoad"/><draw:image xlink:href="./ObjectReplacements/Object 46" xlink:type="simple" xlink:show="embed" xlink:actuate="onLoad"/></draw:frame>) is <draw:frame draw:style-name="fr1" draw:name="Object45" text:anchor-type="as-char" svg:y="-0.172in" svg:width="0.7264in" svg:height="0.2083in" draw:z-index="44"><draw:object xlink:href="./Object 45" xlink:type="simple" xlink:show="embed" xlink:actuate="onLoad"/><draw:image xlink:href="./ObjectReplacements/Object 45" xlink:type="simple" xlink:show="embed" xlink:actuate="onLoad"/></draw:frame>. R is the gas constant and is equal to 8.314. The Boltzmann Constant is the ratio of the two <draw:frame draw:style-name="fr1" draw:name="Object47" text:anchor-type="as-char" svg:y="-0.2437in" svg:width="0.3307in" svg:height="0.4189in" draw:z-index="46"><draw:object xlink:href="./Object 47" xlink:type="simple" xlink:show="embed" xlink:actuate="onLoad"/><draw:image xlink:href="./ObjectReplacements/Object 47" xlink:type="simple" xlink:show="embed" xlink:actuate="onLoad"/></draw:frame>.</text:p>
      <text:h text:style-name="Heading_20_2" text:outline-level="2"><text:bookmark-start text:name="__RefHeading__432_1476241022"/>3.6: Molecular model of an ideal gas<text:bookmark-end text:name="__RefHeading__432_1476241022"/></text:h>
      <text:p text:style-name="Text_20_body"><text:tab/>The Kinetic model of an ideal gas shows that the particles exert force on the walls of a container. The pressure of a gas is the average force per unit area.</text:p>
      <text:h text:style-name="Heading_20_1" text:outline-level="1"><text:bookmark-start text:name="__RefHeading__434_1476241022"/>4: Waves<text:bookmark-end text:name="__RefHeading__434_1476241022"/></text:h>
      <text:h text:style-name="Heading_20_2" text:outline-level="2"><text:bookmark-start text:name="__RefHeading__436_1476241022"/>4.1: Oscillations<text:bookmark-end text:name="__RefHeading__436_1476241022"/></text:h>
      <text:p text:style-name="Text_20_body"><text:tab/>Oscillations is when an object moves back and forth about a fixed mean position.</text:p>
      <text:list xml:id="list4200536994957198706" text:style-name="L7">
        <text:list-item>
          <text:p text:style-name="P16">Displacement (x) is the instantaneous distance of the object from its mean position.</text:p>
        </text:list-item>
        <text:list-item>
          <text:p text:style-name="P16">Amplitude (A) is the maximum displacement form the mean position.</text:p>
        </text:list-item>
        <text:list-item>
          <text:p text:style-name="P16">Frequency (<draw:frame draw:style-name="fr1" draw:name="Object49" text:anchor-type="as-char" svg:y="-0.1484in" svg:width="0.2035in" svg:height="0.1846in" draw:z-index="48"><draw:object xlink:href="./Object 49" xlink:type="simple" xlink:show="embed" xlink:actuate="onLoad"/><draw:image xlink:href="./ObjectReplacements/Object 49" xlink:type="simple" xlink:show="embed" xlink:actuate="onLoad"/></draw:frame>) is the number of oscillations per unit of time SI units of Hz.</text:p>
        </text:list-item>
        <text:list-item>
          <text:p text:style-name="P16">Period (T) is the time taken for one complete oscillation.</text:p>
        </text:list-item>
        <text:list-item>
          <text:p text:style-name="P16">Phase difference (<text:span text:style-name="T2">Ø</text:span><text:span text:style-name="T3">) is the measure of how 'in step' different particles are.</text:span></text:p>
          <text:p text:style-name="P17">Simple harmonic motion (SHM) is when the acceleration of an object is directed towards and is proportional to its displacement from a fixed point. This acceleration is caused by a restoring <text:soft-page-break/>force which is always pointed towards the mean position.</text:p>
        </text:list-item>
      </text:list>
      <text:h text:style-name="Heading_20_2" text:outline-level="2"><text:bookmark-start text:name="__RefHeading__440_1476241022"/>4.2: Traveling waves<text:bookmark-end text:name="__RefHeading__440_1476241022"/></text:h>
      <text:p text:style-name="Text_20_body"><text:tab/>A continuous wave involves successive oscillations, a wave pulse involves a single oscillation. Longitudinal waves, are when oscillations are parallel to the direction of wave travel. Transverse waves are when the oscillation is perpendicular to the direction of wave travel.</text:p>
      <text:h text:style-name="Heading_20_2" text:outline-level="2"><text:bookmark-start text:name="__RefHeading__442_1476241022"/>4.3: Wave characteristics<text:bookmark-end text:name="__RefHeading__442_1476241022"/></text:h>
      <text:p text:style-name="Text_20_body"><text:tab/>There are one important equations in waves: <draw:frame draw:style-name="fr1" draw:name="Object48" text:anchor-type="as-char" svg:y="-0.1484in" svg:width="0.5457in" svg:height="0.1846in" draw:z-index="47"><draw:object xlink:href="./Object 48" xlink:type="simple" xlink:show="embed" xlink:actuate="onLoad"/><draw:image xlink:href="./ObjectReplacements/Object 48" xlink:type="simple" xlink:show="embed" xlink:actuate="onLoad"/></draw:frame></text:p>
      <text:list xml:id="list9192783888377586927" text:style-name="L8">
        <text:list-item>
          <text:p text:style-name="P19">Wavelength (<text:span text:style-name="T1">λ</text:span><text:span text:style-name="T3">) is the shortest distance along the wave between two points that are in phase with one another.</text:span></text:p>
        </text:list-item>
        <text:list-item>
          <text:p text:style-name="P18">Wave speed (c) is the speed at witch the waves fronts travel to a stationary observer</text:p>
        </text:list-item>
        <text:list-item>
          <text:p text:style-name="P19"><text:span text:style-name="T3">Intensity (I) is the power per unit area that is received by the observer </text:span><text:span text:style-name="T3"><draw:frame draw:style-name="fr1" draw:name="Object50" text:anchor-type="as-char" svg:y="-0.172in" svg:width="0.4681in" svg:height="0.2083in" draw:z-index="49"><draw:object xlink:href="./Object 50" xlink:type="simple" xlink:show="embed" xlink:actuate="onLoad"/><draw:image xlink:href="./ObjectReplacements/Object 50" xlink:type="simple" xlink:show="embed" xlink:actuate="onLoad"/></draw:frame></text:span></text:p>
        </text:list-item>
      </text:list>
      <text:h text:style-name="Heading_20_2" text:outline-level="2"><text:bookmark-start text:name="__RefHeading__444_1476241022"/>4.4: Electromagnetic spectrum<text:bookmark-end text:name="__RefHeading__444_1476241022"/></text:h>
      <text:p text:style-name="Text_20_body"><text:tab/>Visible light is withing the wavelength of <draw:frame draw:style-name="fr1" draw:name="Object51" text:anchor-type="as-char" svg:y="-0.172in" svg:width="0.4917in" svg:height="0.2083in" draw:z-index="50"><draw:object xlink:href="./Object 51" xlink:type="simple" xlink:show="embed" xlink:actuate="onLoad"/><draw:image xlink:href="./ObjectReplacements/Object 51" xlink:type="simple" xlink:show="embed" xlink:actuate="onLoad"/></draw:frame> Longer wavelengths is radio, and shorter is gamma rays.</text:p>
      <text:h text:style-name="Heading_20_2" text:outline-level="2"><text:bookmark-start text:name="__RefHeading__448_1476241022"/>4.5: Intensity<text:bookmark-end text:name="__RefHeading__448_1476241022"/></text:h>
      <text:p text:style-name="Text_20_body"><text:tab/>The units of intensity is: <draw:frame draw:style-name="fr1" draw:name="Object52" text:anchor-type="as-char" svg:y="-0.172in" svg:width="0.4654in" svg:height="0.2083in" draw:z-index="51"><draw:object xlink:href="./Object 52" xlink:type="simple" xlink:show="embed" xlink:actuate="onLoad"/><draw:image xlink:href="./ObjectReplacements/Object 52" xlink:type="simple" xlink:show="embed" xlink:actuate="onLoad"/></draw:frame>. <text:s/>The value of Intensity can be found using the inverses square law of radiation: <draw:frame draw:style-name="fr1" draw:name="Object53" text:anchor-type="as-char" svg:y="-0.2437in" svg:width="0.6984in" svg:height="0.4173in" draw:z-index="52"><draw:object xlink:href="./Object 53" xlink:type="simple" xlink:show="embed" xlink:actuate="onLoad"/><draw:image xlink:href="./ObjectReplacements/Object 53" xlink:type="simple" xlink:show="embed" xlink:actuate="onLoad"/></draw:frame></text:p>
      <text:h text:style-name="Heading_20_2" text:outline-level="2"><text:bookmark-start text:name="__RefHeading__450_1476241022"/>4.6: Superposition<text:bookmark-end text:name="__RefHeading__450_1476241022"/></text:h>
      <text:p text:style-name="Text_20_body"><text:tab/>When waves overlap they interfere with each other, they can be either constructive or destructive, when they are constructive they sum together, but when the are destructive the two waves are subtracted.</text:p>
      <text:h text:style-name="Heading_20_2" text:outline-level="2"><text:bookmark-start text:name="__RefHeading__452_1476241022"/>4.7: Polarization<text:bookmark-end text:name="__RefHeading__452_1476241022"/></text:h>
      <text:p text:style-name="Text_20_body"><text:tab/>Polarization is caused by having light waves that only has one plane of vibration. If there are infinite number of plans of vibration then the light is not polarized, and it varies randomly. Plane-polarized light is fixed to a single plane.</text:p>
      <text:h text:style-name="Heading_20_2" text:outline-level="2"><text:bookmark-start text:name="__RefHeading__454_1476241022"/><text:soft-page-break/>4.8: Reflection<text:bookmark-end text:name="__RefHeading__454_1476241022"/></text:h>
      <text:p text:style-name="Text_20_body"><text:tab/>When waves are reflected (maintains medium) the angle of incident is equal to the angle or reflection. These angles are measured from the normal to the object that they reflect on. This in only if it is mirror reflection. When diffuse reflection occurs, light reflects into every direction.</text:p>
      <text:h text:style-name="Heading_20_2" text:outline-level="2"><text:bookmark-start text:name="__RefHeading__456_1476241022"/>4.9: Snell's law and refractive index<text:bookmark-end text:name="__RefHeading__456_1476241022"/></text:h>
      <text:p text:style-name="Text_20_body"><text:tab/>When waves are refracted (changing mediums) they refract at different angles. When transferring to a more dense medium waves refract towards the normal, and when entering a less dense medium, waves refract away from the normal. Snell's law states that: <draw:frame draw:style-name="fr1" draw:name="Object54" text:anchor-type="as-char" svg:y="-0.2508in" svg:width="0.7563in" svg:height="0.4063in" draw:z-index="53"><draw:object xlink:href="./Object 54" xlink:type="simple" xlink:show="embed" xlink:actuate="onLoad"/><draw:image xlink:href="./ObjectReplacements/Object 54" xlink:type="simple" xlink:show="embed" xlink:actuate="onLoad"/></draw:frame>where n is the refractive index between the two media. This ratio is also equal to the ratio of the speeds in different media <draw:frame draw:style-name="fr1" draw:name="Object55" text:anchor-type="as-char" svg:y="-0.2689in" svg:width="0.5244in" svg:height="0.4429in" draw:z-index="54"><draw:object xlink:href="./Object 55" xlink:type="simple" xlink:show="embed" xlink:actuate="onLoad"/><draw:image xlink:href="./ObjectReplacements/Object 55" xlink:type="simple" xlink:show="embed" xlink:actuate="onLoad"/></draw:frame>.</text:p>
      <text:h text:style-name="Heading_20_2" text:outline-level="2"><text:bookmark-start text:name="__RefHeading__458_1476241022"/>4.10: Refraction and critical angle<text:bookmark-end text:name="__RefHeading__458_1476241022"/></text:h>
      <text:p text:style-name="Text_20_body"><text:tab/>Critical ray is a ray that is refracted at an angle of 90<text:span text:style-name="T1">º</text:span><text:span text:style-name="T3">, the Critical angle is the angle of incidence for the critical ray.</text:span></text:p>
      <text:h text:style-name="Heading_20_2" text:outline-level="2"><text:bookmark-start text:name="__RefHeading__460_1476241022"/>4.11: Diffraction<text:bookmark-end text:name="__RefHeading__460_1476241022"/></text:h>
      <text:p text:style-name="Text_20_body"><text:tab/>When waves pass through apertures they tend to spread out. Waves also spread around obstacles. This wave property is called diffraction.</text:p>
      <text:h text:style-name="Heading_20_2" text:outline-level="2"><text:bookmark-start text:name="__RefHeading__462_1476241022"/>4.12: Two-source interference of waves<text:bookmark-end text:name="__RefHeading__462_1476241022"/></text:h>
      <text:p text:style-name="Text_20_body"><text:tab/>This is another application of superposition. Path difference is the distance offset of the two rays. <draw:frame draw:style-name="fr1" draw:name="Object56" text:anchor-type="as-char" svg:y="-0.1484in" svg:width="1.452in" svg:height="0.1846in" draw:z-index="55"><draw:object xlink:href="./Object 56" xlink:type="simple" xlink:show="embed" xlink:actuate="onLoad"/><draw:image xlink:href="./ObjectReplacements/Object 56" xlink:type="simple" xlink:show="embed" xlink:actuate="onLoad"/></draw:frame>.</text:p>
      <text:h text:style-name="Heading_20_2" text:outline-level="2"><text:bookmark-start text:name="__RefHeading__464_1476241022"/>4.13: Nature and production of standing waves<text:bookmark-end text:name="__RefHeading__464_1476241022"/></text:h>
      <text:p text:style-name="Text_20_body"><text:tab/>Standing waves are produced when two waves of the same amplitude and frequency meet and are traveling in opposite directions. Nodes of a standing wave don't move, while the anti-nodes move at the maximums.</text:p>
      <text:h text:style-name="Heading_20_2" text:outline-level="2"><text:bookmark-start text:name="__RefHeading__466_1476241022"/>4.14: Boundary conditions <text:bookmark-end text:name="__RefHeading__466_1476241022"/></text:h>
      <text:p text:style-name="Text_20_body"><text:tab/>The number of different anti-nodes that are on a standing wave, provides the harmonic and <text:soft-page-break/>resonances. The first resonate mode is the first harmonic, higher resonant modes are called harmonics.</text:p>
      <text:h text:style-name="Heading_20_1" text:outline-level="1"><text:bookmark-start text:name="__RefHeading__468_1476241022"/>5: Electricity And Magnetism<text:bookmark-end text:name="__RefHeading__468_1476241022"/></text:h>
      <text:h text:style-name="Heading_20_2" text:outline-level="2"><text:bookmark-start text:name="__RefHeading__872_1686257309"/>5.1: Electric charge and Coulomb's law<text:bookmark-end text:name="__RefHeading__872_1686257309"/></text:h>
      <text:p text:style-name="Text_20_body"><text:tab/>The force between all charges is the electrostatic force, charge is always conserved. Coulomb's Law: <draw:frame draw:style-name="fr1" draw:name="Object57" text:anchor-type="as-char" svg:y="-0.2689in" svg:width="0.8in" svg:height="0.4425in" draw:z-index="56"><draw:object xlink:href="./Object 57" xlink:type="simple" xlink:show="embed" xlink:actuate="onLoad"/><draw:image xlink:href="./ObjectReplacements/Object 57" xlink:type="simple" xlink:show="embed" xlink:actuate="onLoad"/></draw:frame>, showing the force is inversely proportional to the square of the distance between the charges. This is coulomb's law, and the constant k is the coulomb constant: <draw:frame draw:style-name="fr1" draw:name="Object58" text:anchor-type="as-char" svg:y="-0.2437in" svg:width="0.6953in" svg:height="0.4189in" draw:z-index="57"><draw:object xlink:href="./Object 58" xlink:type="simple" xlink:show="embed" xlink:actuate="onLoad"/><draw:image xlink:href="./ObjectReplacements/Object 58" xlink:type="simple" xlink:show="embed" xlink:actuate="onLoad"/></draw:frame>. A conductor allows the flow of charge through it, while an insulator prohibits this flow of elections.</text:p>
      <text:h text:style-name="Heading_20_2" text:outline-level="2"><text:bookmark-start text:name="__RefHeading__874_1686257309"/>5.2: Electric fields<text:bookmark-end text:name="__RefHeading__874_1686257309"/></text:h>
      <text:p text:style-name="Text_20_body"><text:tab/>An electric charge produces an electric field which is defined as: <draw:frame draw:style-name="fr1" draw:name="Object59" text:anchor-type="as-char" svg:y="-0.2437in" svg:width="0.5217in" svg:height="0.4189in" draw:z-index="58"><draw:object xlink:href="./Object 59" xlink:type="simple" xlink:show="embed" xlink:actuate="onLoad"/><draw:image xlink:href="./ObjectReplacements/Object 59" xlink:type="simple" xlink:show="embed" xlink:actuate="onLoad"/></draw:frame></text:p>
      <text:h text:style-name="Heading_20_2" text:outline-level="2"><text:bookmark-start text:name="__RefHeading__876_1686257309"/>5.3: Electric potential energy and electric potential difference<text:bookmark-end text:name="__RefHeading__876_1686257309"/></text:h>
      <text:p text:style-name="Text_20_body"><text:tab/>As a particle moves in an electric field, it experiences a change in potential energy: <draw:frame draw:style-name="fr1" draw:name="Object60" text:anchor-type="as-char" svg:y="-0.1484in" svg:width="0.9626in" svg:height="0.2098in" draw:z-index="59"><draw:object xlink:href="./Object 60" xlink:type="simple" xlink:show="embed" xlink:actuate="onLoad"/><draw:image xlink:href="./ObjectReplacements/Object 60" xlink:type="simple" xlink:show="embed" xlink:actuate="onLoad"/></draw:frame>. Because there is also a change in force the particle is accelerated, the new velocity of the particle can be calculated as such: <draw:frame draw:style-name="fr1" draw:name="Object61" text:anchor-type="as-char" svg:y="-0.278in" svg:width="0.8047in" svg:height="0.428in" draw:z-index="60"><draw:object xlink:href="./Object 61" xlink:type="simple" xlink:show="embed" xlink:actuate="onLoad"/><draw:image xlink:href="./ObjectReplacements/Object 61" xlink:type="simple" xlink:show="embed" xlink:actuate="onLoad"/></draw:frame>. The quantity of energy difference between two points per unit charge is called potential difference (pd). <draw:frame draw:style-name="fr1" draw:name="Object62" text:anchor-type="as-char" svg:y="-0.2437in" svg:width="0.5457in" svg:height="0.3937in" draw:z-index="61"><draw:object xlink:href="./Object 62" xlink:type="simple" xlink:show="embed" xlink:actuate="onLoad"/><draw:image xlink:href="./ObjectReplacements/Object 62" xlink:type="simple" xlink:show="embed" xlink:actuate="onLoad"/></draw:frame>. A coulomb (C) is the negative charge carried by <draw:frame draw:style-name="fr1" draw:name="Object64" text:anchor-type="as-char" svg:y="-0.172in" svg:width="0.7402in" svg:height="0.2083in" draw:z-index="63"><draw:object xlink:href="./Object 64" xlink:type="simple" xlink:show="embed" xlink:actuate="onLoad"/><draw:image xlink:href="./ObjectReplacements/Object 64" xlink:type="simple" xlink:show="embed" xlink:actuate="onLoad"/></draw:frame> of electrons. With this potential difference becomes Volts (V). <draw:frame draw:style-name="fr1" draw:name="Object63" text:anchor-type="as-char" svg:y="-0.172in" svg:width="0.8311in" svg:height="0.2083in" draw:z-index="62"><draw:object xlink:href="./Object 63" xlink:type="simple" xlink:show="embed" xlink:actuate="onLoad"/><draw:image xlink:href="./ObjectReplacements/Object 63" xlink:type="simple" xlink:show="embed" xlink:actuate="onLoad"/></draw:frame>.</text:p>
      <text:h text:style-name="Heading_20_2" text:outline-level="2"><text:bookmark-start text:name="__RefHeading__878_1686257309"/>5.3: Electric currents<text:bookmark-end text:name="__RefHeading__878_1686257309"/></text:h>
      <text:p text:style-name="Text_20_body"><text:tab/>Current is the movement of a charge through an object, along a circuit, which only occurs when there is potential difference across that object. Conventional Current flows from positive to negative. The things that are actually moving is electrons. The speed of the electrons due to the current is called their drift velocity. Current is the rate of flow of electrical charge, and is measured in amperes (A). <draw:frame draw:style-name="fr1" draw:name="Object65" text:anchor-type="as-char" svg:y="-0.172in" svg:width="0.8799in" svg:height="0.2083in" draw:z-index="64"><draw:object xlink:href="./Object 65" xlink:type="simple" xlink:show="embed" xlink:actuate="onLoad"/><draw:image xlink:href="./ObjectReplacements/Object 65" xlink:type="simple" xlink:show="embed" xlink:actuate="onLoad"/></draw:frame>. When a current is one directional it is direct current, but when it constantly changes it is alternating current.</text:p>
      <text:h text:style-name="Heading_20_2" text:outline-level="2"><text:bookmark-start text:name="__RefHeading__880_1686257309"/><text:soft-page-break/>5.4: Electric circuits<text:bookmark-end text:name="__RefHeading__880_1686257309"/></text:h>
      <text:p text:style-name="Text_20_body"><text:tab/>Resistance (R) is measured in ohm (<text:span text:style-name="T1">Ω</text:span>)<text:span text:style-name="T1"><draw:frame draw:style-name="fr1" draw:name="Object66" text:anchor-type="as-char" svg:y="-0.172in" svg:width="1.0752in" svg:height="0.2075in" draw:z-index="65"><draw:object xlink:href="./Object 66" xlink:type="simple" xlink:show="embed" xlink:actuate="onLoad"/><draw:image xlink:href="./ObjectReplacements/Object 66" xlink:type="simple" xlink:show="embed" xlink:actuate="onLoad"/><svg:desc>formula</svg:desc></draw:frame></text:span><text:span text:style-name="T1">.</text:span> Ohm's law states that current flowing through a piece of metal is proportional to the potential difference across it providing the temperature remains constant. A device with constant resistance is a resistor. All power is dissipated into heat, and can be calculated by the energy difference per time: <draw:frame draw:style-name="fr1" draw:name="Object67" text:anchor-type="as-char" svg:y="-0.2681in" svg:width="0.5575in" svg:height="0.4173in" draw:z-index="66"><draw:object xlink:href="./Object 67" xlink:type="simple" xlink:show="embed" xlink:actuate="onLoad"/><draw:image xlink:href="./ObjectReplacements/Object 67" xlink:type="simple" xlink:show="embed" xlink:actuate="onLoad"/></draw:frame> .</text:p>
      <text:h text:style-name="Heading_20_2" text:outline-level="2"><text:bookmark-start text:name="__RefHeading__882_1686257309"/>5.5: Resistors in series and parallel<text:bookmark-end text:name="__RefHeading__882_1686257309"/></text:h>
      <text:p text:style-name="Text_20_body"><text:tab/>Series circuits is when each component is connected in a chain, parallel circuits have branches with more than one rout around the circuit. In a series circuit the sum or resistance is: <draw:frame draw:style-name="fr1" draw:name="Object68" text:anchor-type="as-char" svg:y="-0.1484in" svg:width="1.5728in" svg:height="0.2098in" draw:z-index="67"><draw:object xlink:href="./Object 68" xlink:type="simple" xlink:show="embed" xlink:actuate="onLoad"/><draw:image xlink:href="./ObjectReplacements/Object 68" xlink:type="simple" xlink:show="embed" xlink:actuate="onLoad"/></draw:frame>, while in a parallel circuit it is: <draw:frame draw:style-name="fr1" draw:name="Object69" text:anchor-type="as-char" svg:y="-0.2437in" svg:width="1.7047in" svg:height="0.4189in" draw:z-index="68"><draw:object xlink:href="./Object 69" xlink:type="simple" xlink:show="embed" xlink:actuate="onLoad"/><draw:image xlink:href="./ObjectReplacements/Object 69" xlink:type="simple" xlink:show="embed" xlink:actuate="onLoad"/></draw:frame>. In a series circuit, the potential difference (volts) is different per component. <draw:frame draw:style-name="fr1" draw:name="Object70" text:anchor-type="as-char" svg:y="-0.1484in" svg:width="1.9535in" svg:height="0.2098in" draw:z-index="69"><draw:object xlink:href="./Object 70" xlink:type="simple" xlink:show="embed" xlink:actuate="onLoad"/><draw:image xlink:href="./ObjectReplacements/Object 70" xlink:type="simple" xlink:show="embed" xlink:actuate="onLoad"/></draw:frame>, and the sum of the potential differences across a component will be the potential difference of the power cell. In a series circuit, the current(amps) will remain constant everywhere. In a parallel circuit, the potential difference is the same for each component, but the current is divided up equally for each branch.</text:p>
      <text:h text:style-name="Heading_20_2" text:outline-level="2"><text:bookmark-start text:name="__RefHeading__884_1686257309"/>5.6: Potential divider circuits and sensors<text:bookmark-end text:name="__RefHeading__884_1686257309"/></text:h>
      <text:p text:style-name="Text_20_body"><text:tab/>A potential divider is when two resistors divide up the potential difference of the battery. A light dependent resistor(LDR) has a resistance that depends on the amount of light on its surface.</text:p>
      <text:h text:style-name="Heading_20_2" text:outline-level="2"><text:bookmark-start text:name="__RefHeading__886_1686257309"/>5.7: Resistivity<text:bookmark-end text:name="__RefHeading__886_1686257309"/></text:h>
      <text:p text:style-name="Text_20_body"><text:tab/>Resistivity(<text:span text:style-name="T1">ρ</text:span><text:span text:style-name="T3">) of a material is defined as: </text:span><text:span text:style-name="T3"><draw:frame draw:style-name="fr1" draw:name="Object71" text:anchor-type="as-char" svg:y="-0.2437in" svg:width="0.6035in" svg:height="0.3929in" draw:z-index="70"><draw:object xlink:href="./Object 71" xlink:type="simple" xlink:show="embed" xlink:actuate="onLoad"/><draw:image xlink:href="./ObjectReplacements/Object 71" xlink:type="simple" xlink:show="embed" xlink:actuate="onLoad"/></draw:frame></text:span></text:p>
      <text:h text:style-name="Heading_20_2" text:outline-level="2"><text:bookmark-start text:name="__RefHeading__888_1686257309"/>5.8: Internal resistance and cells<text:bookmark-end text:name="__RefHeading__888_1686257309"/></text:h>
      <text:p text:style-name="Text_20_body"><text:tab/>Some energy is used up withing the battery itself, and this is called internal resistance. Primary cells cannot be recharged, secondary cells are rechargeable. The charge capacity of a cell is how much charge can flow before the cell stops working, most are measured in Amp-hours(A h). This is the charge that flows when 1 amp flows for 1 hour = 3600 coulombs (C).</text:p>
      <text:h text:style-name="Heading_20_2" text:outline-level="2"><text:bookmark-start text:name="__RefHeading__890_1686257309"/>5.9: Magnetic forces and fields<text:bookmark-end text:name="__RefHeading__890_1686257309"/></text:h>
      <text:p text:style-name="Text_20_body"><text:tab/>Magnetic fields travel from the north to the south end a a magnet. Direction is shown by the <text:soft-page-break/>field lines, and the strength is shown by the density of fields lines.</text:p>
      <text:h text:style-name="Heading_20_1" text:outline-level="1"><text:bookmark-start text:name="__RefHeading__470_1476241022"/>6: Circular Motion And Gravitation<text:bookmark-end text:name="__RefHeading__470_1476241022"/></text:h>
      <text:h text:style-name="Heading_20_2" text:outline-level="2"><text:bookmark-start text:name="__RefHeading__977_1128000400"/>6.1: Uniform circular motion<text:bookmark-end text:name="__RefHeading__977_1128000400"/></text:h>
      <text:p text:style-name="Text_20_body"><text:tab/>The acceleration of uniform circular motion that is directed towards the center, is called centripetal acceleration, and it is caused by centripetal force. Centripetal acceleration is calculated to be: <draw:frame draw:style-name="fr1" draw:name="Object72" text:anchor-type="as-char" svg:y="-0.2681in" svg:width="0.9154in" svg:height="0.4165in" draw:z-index="71"><draw:object xlink:href="./Object 72" xlink:type="simple" xlink:show="embed" xlink:actuate="onLoad"/><draw:image xlink:href="./ObjectReplacements/Object 72" xlink:type="simple" xlink:show="embed" xlink:actuate="onLoad"/></draw:frame>, which means that the force can be calculated to be<draw:frame draw:style-name="fr1" draw:name="Object73" text:anchor-type="as-char" svg:y="-0.2689in" svg:width="1.0634in" svg:height="0.4189in" draw:z-index="72"><draw:object xlink:href="./Object 73" xlink:type="simple" xlink:show="embed" xlink:actuate="onLoad"/><draw:image xlink:href="./ObjectReplacements/Object 73" xlink:type="simple" xlink:show="embed" xlink:actuate="onLoad"/><svg:desc>formula</svg:desc></draw:frame>. Centripetal force does not do any work, as there is not distance traveled in the direction of the force.</text:p>
      <text:h text:style-name="Heading_20_2" text:outline-level="2"><text:bookmark-start text:name="__RefHeading__979_1128000400"/>6.2: Angular velocity and vertical circular motion<text:bookmark-end text:name="__RefHeading__979_1128000400"/></text:h>
      <text:p text:style-name="Text_20_body"><text:tab/>Angular velocity (<text:span text:style-name="T4">ω) is the radiant per second: </text:span><text:span text:style-name="T4"><draw:frame draw:style-name="fr1" draw:name="Object74" text:anchor-type="as-char" svg:y="-0.1902in" svg:width="0.589in" svg:height="0.339in" draw:z-index="73"><draw:object xlink:href="./Object 74" xlink:type="simple" xlink:show="embed" xlink:actuate="onLoad"/><draw:image xlink:href="./ObjectReplacements/Object 74" xlink:type="simple" xlink:show="embed" xlink:actuate="onLoad"/></draw:frame></text:span><text:span text:style-name="T4">. The time period (T) is the time taken to complete one full rotation. </text:span><text:span text:style-name="T4"><draw:frame draw:style-name="fr1" draw:name="Object75" text:anchor-type="as-char" svg:y="-0.2437in" svg:width="0.5634in" svg:height="0.3035in" draw:z-index="74"><draw:object xlink:href="./Object 75" xlink:type="simple" xlink:show="embed" xlink:actuate="onLoad"/><draw:image xlink:href="./ObjectReplacements/Object 75" xlink:type="simple" xlink:show="embed" xlink:actuate="onLoad"/></draw:frame></text:span><text:span text:style-name="T4">.</text:span></text:p>
      <text:h text:style-name="Heading_20_2" text:outline-level="2"><text:bookmark-start text:name="__RefHeading__981_1128000400"/>6.3: Newton's law of gravitation<text:bookmark-end text:name="__RefHeading__981_1128000400"/></text:h>
      <text:p text:style-name="Text_20_body"><text:tab/>Newton's theory of universal gravitation states that every mass in the universe attracts every other mass in the universe, the attraction between two point masses is given as: <draw:frame draw:style-name="fr1" draw:name="Object76" text:anchor-type="as-char" svg:y="-0.2693in" svg:width="0.8543in" svg:height="0.4429in" draw:z-index="75"><draw:object xlink:href="./Object 76" xlink:type="simple" xlink:show="embed" xlink:actuate="onLoad"/><draw:image xlink:href="./ObjectReplacements/Object 76" xlink:type="simple" xlink:show="embed" xlink:actuate="onLoad"/></draw:frame>, where <draw:frame draw:style-name="fr1" draw:name="Object77" text:anchor-type="as-char" svg:y="-0.172in" svg:width="1.0854in" svg:height="0.2083in" draw:z-index="76"><draw:object xlink:href="./Object 77" xlink:type="simple" xlink:show="embed" xlink:actuate="onLoad"/><draw:image xlink:href="./ObjectReplacements/Object 77" xlink:type="simple" xlink:show="embed" xlink:actuate="onLoad"/></draw:frame>. Gravitational fields are defined as the force per unit mass.</text:p>
      <text:h text:style-name="Heading_20_1" text:outline-level="1"><text:bookmark-start text:name="__RefHeading__472_1476241022"/>7: Atomic, Nuclear And Particle Physics<text:bookmark-end text:name="__RefHeading__472_1476241022"/></text:h>
      <text:h text:style-name="Heading_20_2" text:outline-level="2"><text:bookmark-start text:name="__RefHeading__983_1128000400"/>7.1: Emission and absorption spectra<text:bookmark-end text:name="__RefHeading__983_1128000400"/></text:h>
      <text:p text:style-name="Text_20_body"><text:tab/>When all frequencies of light are present it is a continuous spectrum, the frequencies an element emits is its emission spectrum, the frequencies that are absent were absorbed, and that is the absorption spectrum.</text:p>
      <text:h text:style-name="Heading_20_2" text:outline-level="2"><text:bookmark-start text:name="__RefHeading__985_1128000400"/>7.2: Nuclear stability<text:bookmark-end text:name="__RefHeading__985_1128000400"/></text:h>
      <text:p text:style-name="Text_20_body"><text:tab/>When an nuclei has too few or too many neutrons, it decays. Too many neutrons emits alpha or beta decay, too few neutrons will emit positrons.</text:p>
      <text:h text:style-name="Heading_20_2" text:outline-level="2"><text:bookmark-start text:name="__RefHeading__987_1128000400"/><text:soft-page-break/>7.3: Fundamental forces<text:bookmark-end text:name="__RefHeading__987_1128000400"/></text:h>
      <text:p text:style-name="Text_20_body"><text:tab/>Strong nuclear force, holds the atom together, and we know very little about it. Weak nuclear force involves the lighter particles, and again little is known about it.</text:p>
      <text:h text:style-name="Heading_20_2" text:outline-level="2"><text:bookmark-start text:name="__RefHeading__989_1128000400"/>7.4: Radioactivity<text:bookmark-end text:name="__RefHeading__989_1128000400"/></text:h>
      <text:p text:style-name="Text_20_body"><text:tab/>Radioactive decay is when an unstable atom emits either alpha, beta, or gamma radiation to become more stable. Alpha particles are helium nuclei. Beta particles are electrons. Gamma rays are energy from the electromagnetic spectrum. Gamma particles are virtually unstoppable, and will travel very fast, while alpha particles are stopped by a sheet of paper, and get stopped very quickly. Antimatter is the exact opposite of matter, and when mater and antimatter come in contact they destroy each other.</text:p>
      <text:h text:style-name="Heading_20_2" text:outline-level="2"><text:bookmark-start text:name="__RefHeading__991_1128000400"/>7.5: Half-life<text:bookmark-end text:name="__RefHeading__991_1128000400"/></text:h>
      <text:p text:style-name="Text_20_body"><text:tab/>Half-life is the time it takes for approximately half of the particles to decay.</text:p>
      <text:h text:style-name="Heading_20_2" text:outline-level="2"><text:bookmark-start text:name="__RefHeading__993_1128000400"/>7.8: Nuclear reactions<text:bookmark-end text:name="__RefHeading__993_1128000400"/></text:h>
      <text:p text:style-name="Text_20_body"><text:tab/>Artificial transmutations is when a nucleus is bombarded with nucleons, alpha particles, or other small nucleus.</text:p>
      <text:h text:style-name="Heading_20_2" text:outline-level="2"><text:bookmark-start text:name="__RefHeading__995_1128000400"/>7.9: Fission and fusion<text:bookmark-end text:name="__RefHeading__995_1128000400"/></text:h>
      <text:p text:style-name="Text_20_body"><text:tab/>Fission is the process where a large nucleus is broken into smaller nuclei, releasing large amounts of energy in the process (Atomic Bombs). Fusion is the process where small nuclei are joined together to produce larger nuclei, also releasing energy (Solar)</text:p>
      <text:h text:style-name="Heading_20_2" text:outline-level="2"><text:bookmark-start text:name="__RefHeading__997_1128000400"/>7.10: Structure of matter<text:bookmark-end text:name="__RefHeading__997_1128000400"/></text:h>
      <text:p text:style-name="Text_20_body"><text:tab/>The majority of an atom in empty space, but at the center is the nucleus made of protons and neutrons, with a cloud of electron probability round it.</text:p>
      <text:h text:style-name="Heading_20_2" text:outline-level="2"><text:bookmark-start text:name="__RefHeading__999_1128000400"/>7.11: Description and classification of particles<text:bookmark-end text:name="__RefHeading__999_1128000400"/></text:h>
      <text:p text:style-name="Text_20_body"><text:tab/>There are many classifications of particles Leptons(light), and Hadrons(heavy). Electrons are leptons, and protons and neutrons are baryons which is a subcategory of hadrons, along with mesons. Particles that facilitate interactions are called gauge bosons. Particles are elementary if they have no internal structure: quarks, leptons, exchange particles, and the Higgs boson. Combinations of elementary particles are called composite particles. Every particle has its anti-particle, where all the <text:soft-page-break/>quantum numbers are reversed. There are six different kinds of lepton.</text:p>
      <text:h text:style-name="Heading_20_2" text:outline-level="2"><text:bookmark-start text:name="__RefHeading__1001_1128000400"/>7.12: Quarks<text:bookmark-end text:name="__RefHeading__1001_1128000400"/></text:h>
      <text:p text:style-name="Text_20_body"><text:tab/>The standard model of particle physics theory is that all matter is made up of some combination of six different quarks. There is up(u), charm(c), top(t), down(d), strange(s), and bottom(b). Quarks can only exist in rows of two or threes.</text:p>
      <text:h text:style-name="Heading_20_2" text:outline-level="2"><text:bookmark-start text:name="__RefHeading__1003_1128000400"/>7.13: Feynman diagrams<text:bookmark-end text:name="__RefHeading__1003_1128000400"/></text:h>
      <text:p text:style-name="Text_20_body"><text:tab/>These are diagrams representing particle interactions. Here are some rules to follow when reading/writing one of these diagrams: </text:p>
      <text:list xml:id="list1949411070209397203" text:style-name="L9">
        <text:list-item>
          <text:p text:style-name="P20">Each junction in the diagram has an in and out arrow.</text:p>
        </text:list-item>
        <text:list-item>
          <text:p text:style-name="P20">Quarks/ Leptons are solid straight lines.</text:p>
        </text:list-item>
        <text:list-item>
          <text:p text:style-name="P20">Exchange particles are either wavy or broken or curly lines.</text:p>
        </text:list-item>
        <text:list-item>
          <text:p text:style-name="P20">Time flows from left to right(arrows represent traveling forward in time [arrows right to left represent anti particles]).</text:p>
        </text:list-item>
        <text:list-item>
          <text:p text:style-name="P20">The labels for different particles are at the end of the line.</text:p>
        </text:list-item>
        <text:list-item>
          <text:p text:style-name="P20">Junctions are liked by a like representing the exchange particle involved.</text:p>
        </text:list-item>
      </text:list>
      <text:h text:style-name="Heading_20_1" text:outline-level="1"><text:bookmark-start text:name="__RefHeading__474_1476241022"/><text:soft-page-break/>8: Energy Production<text:bookmark-end text:name="__RefHeading__474_1476241022"/></text:h>
      <text:h text:style-name="Heading_20_2" text:outline-level="2"><text:bookmark-start text:name="__RefHeading__1005_1128000400"/>8.1: Energy and power generation<text:bookmark-end text:name="__RefHeading__1005_1128000400"/></text:h>
      <text:h text:style-name="Heading_20_2" text:outline-level="2"><text:bookmark-start text:name="__RefHeading__1007_1128000400"/>8.2: Primary energy sources<text:bookmark-end text:name="__RefHeading__1007_1128000400"/></text:h>
      <text:h text:style-name="Heading_20_2" text:outline-level="2"><text:bookmark-start text:name="__RefHeading__1009_1128000400"/>8.3: Fossil fuel power production<text:bookmark-end text:name="__RefHeading__1009_1128000400"/></text:h>
      <text:h text:style-name="Heading_20_2" text:outline-level="2"><text:bookmark-start text:name="__RefHeading__1011_1128000400"/>8.4: Nuclear power<text:bookmark-end text:name="__RefHeading__1011_1128000400"/></text:h>
      <text:h text:style-name="Heading_20_2" text:outline-level="2"><text:bookmark-start text:name="__RefHeading__1013_1128000400"/>8.5: Solar power and hydroelectric power<text:bookmark-end text:name="__RefHeading__1013_1128000400"/></text:h>
      <text:h text:style-name="Heading_20_2" text:outline-level="2"><text:bookmark-start text:name="__RefHeading__1015_1128000400"/>8.6: Wind power and other technologies<text:bookmark-end text:name="__RefHeading__1015_1128000400"/></text:h>
      <text:h text:style-name="Heading_20_2" text:outline-level="2"><text:bookmark-start text:name="__RefHeading__1017_1128000400"/>8.7: Thermal energy transfer<text:bookmark-end text:name="__RefHeading__1017_1128000400"/></text:h>
      <text:h text:style-name="Heading_20_2" text:outline-level="2"><text:bookmark-start text:name="__RefHeading__1019_1128000400"/>8.8: Radiation<text:bookmark-end text:name="__RefHeading__1019_1128000400"/></text:h>
      <text:h text:style-name="Heading_20_2" text:outline-level="2"><text:bookmark-start text:name="__RefHeading__1021_1128000400"/>8.9: Solar Power<text:bookmark-end text:name="__RefHeading__1021_1128000400"/></text:h>
      <text:h text:style-name="Heading_20_2" text:outline-level="2"><text:bookmark-start text:name="__RefHeading__1023_1128000400"/>8.10: Global warming<text:bookmark-end text:name="__RefHeading__1023_1128000400"/></text:h>
      <text:h text:style-name="Heading_20_1" text:outline-level="1"><text:bookmark-start text:name="__RefHeading__484_1476241022"/>16: Astrophysics (Option D)<text:bookmark-end text:name="__RefHeading__484_1476241022"/></text:h>
      <text:h text:style-name="Heading_20_2" text:outline-level="2"><text:bookmark-start text:name="__RefHeading__1025_1128000400"/>16.1: Object in the universe<text:bookmark-end text:name="__RefHeading__1025_1128000400"/></text:h>
      <text:p text:style-name="Text_20_body"><text:tab/>Planets orbit the sun, smaller objects called dwarf planets also exist. Satellites / moons orbit the planets. An asteroid is a small rocky body that drifts around the solar system. An asteroid colliding with a planet is a meteoroid, and when that meteor is vaporized when in the atmosphere, while the parts that make it to earth of meteorites. Comets are mixes of rock and ice orbiting the sun, and their tale points away from the sun. Nebulae are interstellar clouds of dust. The position of the pole star changes slightly each night, changing what starts are visible to earth. Galaxies are very large, and rotate, the Milky Way has an orbital period of about 250,000,000 years. Planets are parts of solar systems, solar systems are parts of galaxies, galaxies are parts of galaxies clusters or super cluster, and all the clusters is the universe.</text:p>
      <text:h text:style-name="Heading_20_2" text:outline-level="2"><text:bookmark-start text:name="__RefHeading__1027_1128000400"/><text:soft-page-break/>16.2: The nature of stars<text:bookmark-end text:name="__RefHeading__1027_1128000400"/></text:h>
      <text:p text:style-name="Text_20_body"><text:tab/>Stars produce energy through the fusion of hydrogen to helium. Because of this process the sun is losing mass at a rate of: <draw:frame draw:style-name="fr1" draw:name="Object78" text:anchor-type="as-char" svg:y="-0.172in" svg:width="0.8972in" svg:height="0.2083in" draw:z-index="77"><draw:object xlink:href="./Object 78" xlink:type="simple" xlink:show="embed" xlink:actuate="onLoad"/><draw:image xlink:href="./ObjectReplacements/Object 78" xlink:type="simple" xlink:show="embed" xlink:actuate="onLoad"/></draw:frame>. With this it can be calculated that the sun radiates approximately: <draw:frame draw:style-name="fr1" draw:name="Object79" text:anchor-type="as-char" svg:y="-0.172in" svg:width="0.6744in" svg:height="0.2083in" draw:z-index="78"><draw:object xlink:href="./Object 79" xlink:type="simple" xlink:show="embed" xlink:actuate="onLoad"/><draw:image xlink:href="./ObjectReplacements/Object 79" xlink:type="simple" xlink:show="embed" xlink:actuate="onLoad"/></draw:frame>. The sun in in equilibrium, because the gravitational force is equal and opposite of the radiation force. This is hydrostatc equilibrium. Binary star system orbit about their center of mass.</text:p>
      <text:h text:style-name="Heading_20_2" text:outline-level="2"><text:bookmark-start text:name="__RefHeading__1029_1128000400"/>16.3: Stellar parallax<text:bookmark-end text:name="__RefHeading__1029_1128000400"/></text:h>
      <text:p text:style-name="Text_20_body"><text:tab/>Parallax is the movement of closer objects to that of further objects, it is caused by the moment of the observer, and has caused the star to appear at a new angle in the sky, while stars further away will move less. Stellar parallax is measured in second of arc(“), which is one 3600<text:span text:style-name="T5">th</text:span> of a degree. The distance is inversely proportional to that of the angle of parallax.</text:p>
      <text:h text:style-name="Heading_20_2" text:outline-level="2"><text:bookmark-start text:name="__RefHeading__1031_1128000400"/>16.4: Luminosity<text:bookmark-end text:name="__RefHeading__1031_1128000400"/></text:h>
      <text:p text:style-name="Text_20_body"><text:tab/>The total power radiated from a star is the Luminosity(L), the power received by the observer is the apparent brightness(b). With the equation: <draw:frame draw:style-name="fr1" draw:name="Object80" text:anchor-type="as-char" svg:y="-0.2437in" svg:width="0.6937in" svg:height="0.4165in" draw:z-index="79"><draw:object xlink:href="./Object 80" xlink:type="simple" xlink:show="embed" xlink:actuate="onLoad"/><draw:image xlink:href="./ObjectReplacements/Object 80" xlink:type="simple" xlink:show="embed" xlink:actuate="onLoad"/></draw:frame> . Perfect emitters or black bodies, relate the brightness to surface area and temperature through the Stefan-Boltzmann law.</text:p>
      <text:h text:style-name="Heading_20_2" text:outline-level="2"><text:bookmark-start text:name="__RefHeading__1033_1128000400"/>16.5: Stellar spectra<text:bookmark-end text:name="__RefHeading__1033_1128000400"/></text:h>
      <text:p text:style-name="Text_20_body"><text:tab/>Stars have absorption spectra in their outer layers, where more complex elements reside, using these absorption line, the elemental composition of the star can be determined. Due to the Doppler effect starts moving away will be red shifted, and starts moving closer will be blue shifted. Stars are classified into spectral classes as following this table:</text:p>
      <table:table table:name="Table3" table:style-name="Table3">
        <table:table-column table:style-name="Table3.A" table:number-columns-repeated="3"/>
        <table:table-row>
          <table:table-cell table:style-name="Table3.A1" office:value-type="string">
            <text:p text:style-name="Table_20_Contents">Class</text:p>
          </table:table-cell>
          <table:table-cell table:style-name="Table3.A1" office:value-type="string">
            <text:p text:style-name="Table_20_Contents">Surface Temperature(K)</text:p>
          </table:table-cell>
          <table:table-cell table:style-name="Table3.C1" office:value-type="string">
            <text:p text:style-name="Table_20_Contents">Color</text:p>
          </table:table-cell>
        </table:table-row>
        <table:table-row>
          <table:table-cell table:style-name="Table3.A2" office:value-type="string">
            <text:p text:style-name="Table_20_Contents">O</text:p>
          </table:table-cell>
          <table:table-cell table:style-name="Table3.A2" office:value-type="string">
            <text:p text:style-name="Table_20_Contents">30,000-50,000</text:p>
          </table:table-cell>
          <table:table-cell table:style-name="Table3.C2" office:value-type="string">
            <text:p text:style-name="Table_20_Contents">Blue</text:p>
          </table:table-cell>
        </table:table-row>
        <table:table-row>
          <table:table-cell table:style-name="Table3.A2" office:value-type="string">
            <text:p text:style-name="Table_20_Contents">B</text:p>
          </table:table-cell>
          <table:table-cell table:style-name="Table3.A2" office:value-type="string">
            <text:p text:style-name="Table_20_Contents">10,000-30,000</text:p>
          </table:table-cell>
          <table:table-cell table:style-name="Table3.C2" office:value-type="string">
            <text:p text:style-name="Table_20_Contents">Blue-White</text:p>
          </table:table-cell>
        </table:table-row>
        <table:table-row>
          <table:table-cell table:style-name="Table3.A2" office:value-type="string">
            <text:p text:style-name="Table_20_Contents">A</text:p>
          </table:table-cell>
          <table:table-cell table:style-name="Table3.A2" office:value-type="string">
            <text:p text:style-name="Table_20_Contents">7,500-10,000</text:p>
          </table:table-cell>
          <table:table-cell table:style-name="Table3.C2" office:value-type="string">
            <text:p text:style-name="Table_20_Contents">White</text:p>
          </table:table-cell>
        </table:table-row>
        <table:table-row>
          <table:table-cell table:style-name="Table3.A2" office:value-type="string">
            <text:p text:style-name="Table_20_Contents">F</text:p>
          </table:table-cell>
          <table:table-cell table:style-name="Table3.A2" office:value-type="string">
            <text:p text:style-name="Table_20_Contents">6,000-7,500</text:p>
          </table:table-cell>
          <table:table-cell table:style-name="Table3.C2" office:value-type="string">
            <text:p text:style-name="Table_20_Contents">Yellow-White</text:p>
          </table:table-cell>
        </table:table-row>
        <table:table-row>
          <table:table-cell table:style-name="Table3.A2" office:value-type="string">
            <text:p text:style-name="Table_20_Contents">G</text:p>
          </table:table-cell>
          <table:table-cell table:style-name="Table3.A2" office:value-type="string">
            <text:p text:style-name="Table_20_Contents">5,200-6,000</text:p>
          </table:table-cell>
          <table:table-cell table:style-name="Table3.C2" office:value-type="string">
            <text:p text:style-name="Table_20_Contents">Yellow</text:p>
          </table:table-cell>
        </table:table-row>
        <table:table-row>
          <table:table-cell table:style-name="Table3.A2" office:value-type="string">
            <text:p text:style-name="Table_20_Contents">K</text:p>
          </table:table-cell>
          <table:table-cell table:style-name="Table3.A2" office:value-type="string">
            <text:p text:style-name="Table_20_Contents">3,700-5,200</text:p>
          </table:table-cell>
          <table:table-cell table:style-name="Table3.C2" office:value-type="string">
            <text:p text:style-name="Table_20_Contents">Orange</text:p>
          </table:table-cell>
        </table:table-row>
        <table:table-row>
          <table:table-cell table:style-name="Table3.A2" office:value-type="string">
            <text:p text:style-name="Table_20_Contents">M</text:p>
          </table:table-cell>
          <table:table-cell table:style-name="Table3.A2" office:value-type="string">
            <text:p text:style-name="Table_20_Contents">2,400-3,700</text:p>
          </table:table-cell>
          <table:table-cell table:style-name="Table3.C2" office:value-type="string">
            <text:p text:style-name="Table_20_Contents">Red</text:p>
          </table:table-cell>
        </table:table-row>
      </table:table>
      <text:p text:style-name="Text_20_body">The Stefan-Boltzmann law relates total power radiated to the surface area and temperature, according <text:soft-page-break/>to this equation: <draw:frame draw:style-name="fr1" draw:name="Object81" text:anchor-type="as-char" svg:y="-0.172in" svg:width="1.4339in" svg:height="0.2083in" draw:z-index="80"><draw:object xlink:href="./Object 81" xlink:type="simple" xlink:show="embed" xlink:actuate="onLoad"/><draw:image xlink:href="./ObjectReplacements/Object 81" xlink:type="simple" xlink:show="embed" xlink:actuate="onLoad"/></draw:frame>, where A is the surface area, T is the temperature and <text:span text:style-name="T4">σ</text:span><text:span text:style-name="T3"> is the Stefan-Boltzmann constant.</text:span></text:p>
      <text:h text:style-name="Heading_20_2" text:outline-level="2"><text:bookmark-start text:name="__RefHeading__1035_1128000400"/>16.6: Nucleosynthesis<text:bookmark-end text:name="__RefHeading__1035_1128000400"/></text:h>
      <text:p text:style-name="Text_20_body"><text:tab/>As most start produce energy on the fusion of hydrogen into helium, there are some other stellar bodies which produce energy through other methods. Red giants produce energy through the fusion of heavier elements, until iron, and a red giant is one of the final stages for a star. White dwarfs, again are one of the latter stages of a small mass star, is when the star is no longer actively fusion hydrogen, and is just hot from the past reaction, until it cools down into a brown dwarf. Cepheid variables are stars that regularly vary in their mass, and therefor their luminosity. Neutron stars are collapsed large mass stars, which is composed of purely neutrons. Black holes are post supernova large mass stars, and they have a supper dense point. The creation of new elements from fission is called nucleosynthesis. </text:p>
      <text:h text:style-name="Heading_20_2" text:outline-level="2"><text:bookmark-start text:name="__RefHeading__1037_1128000400"/>16.7: The Hertzsprung<text:bookmark-end text:name="__RefHeading__1037_1128000400"/></text:h>
      <text:p text:style-name="Text_20_body"><text:tab/>Graph of temperature to luminosity, showing trends of different star groups.</text:p>
      <text:h text:style-name="Heading_20_2" text:outline-level="2"><text:bookmark-start text:name="__RefHeading__1039_1128000400"/>16.8: Cepheid variables<text:bookmark-end text:name="__RefHeading__1039_1128000400"/></text:h>
      <text:p text:style-name="Text_20_body"><text:tab/>Using parallax is limited to about 100kpc away, which means that we need a new method to determine distances. Cepheid variables are stars that undergo periodic compression and expansions. These changes cause an increase and decrease in luminosity. The period of the increase and decrease is related to the average absolute magnitude of the Cepheid.</text:p>
      <text:h text:style-name="Heading_20_2" text:outline-level="2"><text:bookmark-start text:name="__RefHeading__1041_1128000400"/>16.9: Red giant stars<text:bookmark-end text:name="__RefHeading__1041_1128000400"/></text:h>
      <text:p text:style-name="Text_20_body"><text:tab/>These more massive stars have more hydrogen and so therefor will be more luminous, and will have more fuel, but consumes it's fuel at a much greater rate. When the stars run out of hydrogen for fusion, causing the star to begin the fusion of helium. With sufficient mass, these stars will begin the fusion of higher and higher mass elements, until it is limited at iron, as the iron nucleus has the greatest binding energies of all the elements, meaning it would require energy for fusion to continue.</text:p>
      <text:h text:style-name="Heading_20_2" text:outline-level="2"><text:bookmark-start text:name="__RefHeading__1043_1128000400"/>16.10: Stellar evolution<text:bookmark-end text:name="__RefHeading__1043_1128000400"/></text:h>
      <text:p text:style-name="Text_20_body"><text:tab/>After the death of a red giant, there are two possible outcomes for the star. If the initial star was a low-mass star, then when the star collapses it is below the Chandrasekhar limit (1.4 solar masses), which determines that the star will become a white dwarf. While if the star collapses and the mass is greater than the Chandrasekhar limit, then the star will supernova, and becomes a neutron star or a black hole. White dwarfs, and neutron stars have no fusion behind their radiation, and are constantly <text:soft-page-break/>cooling. If a remnant mass of a super nova is below the Oppenheimer-Volkoff limit(2-3 solar masses), then it becomes a neutron star, else it becomes a black hole.</text:p>
      <text:p text:style-name="Text_20_body"><text:tab/>Pulsars are connected with the rotation of neutron stars. Quasars are extreme points of extremely high energy, that are theorized to be relying on the existence of super massive black holes, and whole stars falling into the black hole.</text:p>
      <text:h text:style-name="Heading_20_2" text:outline-level="2"><text:bookmark-start text:name="__RefHeading__1045_1128000400"/>16.11: The big bang model<text:bookmark-end text:name="__RefHeading__1045_1128000400"/></text:h>
      <text:p text:style-name="Text_20_body"><text:tab/>The universe is constantly expanding, causing everything to move away from everything else. Because of this, everything is red shifted due to the Doppler effect. This theory of the big bang was further advanced by the discovery of Cosmic microwave background radiation, which is the ambient heat of the universe, which has cooled down from where it was at the peak heat.</text:p>
      <text:h text:style-name="Heading_20_2" text:outline-level="2"><text:bookmark-start text:name="__RefHeading__1047_1128000400"/>16.12: Galactic motion<text:bookmark-end text:name="__RefHeading__1047_1128000400"/></text:h>
      <text:p text:style-name="Text_20_body"><text:tab/>Galaxies are grouped in clusters, and these clusters are grouped in supper clusters, in the shape of joined 'filaments', which appear to be arranged randomly. Through the Doppler effect, using the red shift of a galaxy, the relative velocity can be predicted, through this equation: <draw:frame draw:style-name="fr1" draw:name="Object82" text:anchor-type="as-char" svg:y="-0.2437in" svg:width="0.8535in" svg:height="0.3937in" draw:z-index="81"><draw:object xlink:href="./Object 82" xlink:type="simple" xlink:show="embed" xlink:actuate="onLoad"/><draw:image xlink:href="./ObjectReplacements/Object 82" xlink:type="simple" xlink:show="embed" xlink:actuate="onLoad"/></draw:frame>. Z is the red shift, c is the speed of light, v is the relative velocity <text:s/>of source of light, <text:span text:style-name="T4">λ</text:span><text:span text:style-name="T3"> is wavelength of light(0, of light emitted </text:span><text:span text:style-name="T4">Δ</text:span><text:span text:style-name="T3">, change in wavelength of observed light).</text:span></text:p>
      <text:h text:style-name="Heading_20_2" text:outline-level="2"><text:bookmark-start text:name="__RefHeading__1049_1128000400"/>16.13: Hubble's law and cosmic scale factor<text:bookmark-end text:name="__RefHeading__1049_1128000400"/></text:h>
      <text:p text:style-name="Text_20_body"><text:tab/>It has been observed that the velocity of galaxies is proportional to the distance away from the earth: <draw:frame draw:style-name="fr1" draw:name="Object83" text:anchor-type="as-char" svg:y="-0.1484in" svg:width="0.6165in" svg:height="0.2098in" draw:z-index="82"><draw:object xlink:href="./Object 83" xlink:type="simple" xlink:show="embed" xlink:actuate="onLoad"/><draw:image xlink:href="./ObjectReplacements/Object 83" xlink:type="simple" xlink:show="embed" xlink:actuate="onLoad"/></draw:frame>, where <draw:frame draw:style-name="fr1" draw:name="Object84" text:anchor-type="as-char" svg:y="-0.1484in" svg:width="0.278in" svg:height="0.2098in" draw:z-index="83"><draw:object xlink:href="./Object 84" xlink:type="simple" xlink:show="embed" xlink:actuate="onLoad"/><draw:image xlink:href="./ObjectReplacements/Object 84" xlink:type="simple" xlink:show="embed" xlink:actuate="onLoad"/></draw:frame>is the Hubble constant. All measurements of distant objects, have been stretched, as the space is getting expanded, so everything that is measured is expanding. Using the cosmic scale factor (R), can be used to calculate the red shift, as the ratio of:<draw:frame draw:style-name="fr1" draw:name="Object85" text:anchor-type="as-char" svg:y="-0.2437in" svg:width="0.2807in" svg:height="0.4181in" draw:z-index="84"><draw:object xlink:href="./Object 85" xlink:type="simple" xlink:show="embed" xlink:actuate="onLoad"/><draw:image xlink:href="./ObjectReplacements/Object 85" xlink:type="simple" xlink:show="embed" xlink:actuate="onLoad"/></draw:frame> is equal to <draw:frame draw:style-name="fr1" draw:name="Object86" text:anchor-type="as-char" svg:y="-0.1937in" svg:width="0.2673in" svg:height="0.3437in" draw:z-index="85"><draw:object xlink:href="./Object 86" xlink:type="simple" xlink:show="embed" xlink:actuate="onLoad"/><draw:image xlink:href="./ObjectReplacements/Object 86" xlink:type="simple" xlink:show="embed" xlink:actuate="onLoad"/></draw:frame>, so the equation of relative velocity can be rewritten as: <draw:frame draw:style-name="fr1" draw:name="Object87" text:anchor-type="as-char" svg:y="-0.2437in" svg:width="0.7516in" svg:height="0.4181in" draw:z-index="86"><draw:object xlink:href="./Object 87" xlink:type="simple" xlink:show="embed" xlink:actuate="onLoad"/><draw:image xlink:href="./ObjectReplacements/Object 87" xlink:type="simple" xlink:show="embed" xlink:actuate="onLoad"/></draw:frame></text:p>
      <text:h text:style-name="Heading_20_2" text:outline-level="2"><text:bookmark-start text:name="__RefHeading__1051_1128000400"/>16.14: The accelerating universe<text:bookmark-end text:name="__RefHeading__1051_1128000400"/></text:h>
      <text:p text:style-name="Text_20_body"><text:tab/>Type II supernova are classified as such, because there is the presence of hydrogen, while Type I supernova does not have hydrogen. Type Ia involve white dwarfs, and can be used to determine the distance of galaxies up to 1,000 Mpc away. Using this method for distance prediction, it can be seen that the universe is continuing to expand and is actually increasing in rate, we predict this to be caused <text:soft-page-break/>by <text:s/>dark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Segoe UI" svg:font-family="'Segoe UI'"/>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B Physics SL</text:p>
      </style:header>
      <style:footer>
        <text:p text:style-name="M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05T17:50:09.31</meta:creation-date>
    <meta:generator>OpenOffice/4.1.2$Win32 OpenOffice.org_project/412m3$Build-9782</meta:generator>
    <meta:editing-duration>PT4H21M34S</meta:editing-duration>
    <meta:editing-cycles>16</meta:editing-cycles>
    <dc:date>2016-05-08T16:12:17.50</dc:date>
    <dc:creator>Arden Rasmussen</dc:creator>
    <meta:printed-by>Arden Rasmussen</meta:printed-by>
    <meta:print-date>2016-05-08T16:09:07.21</meta:print-date>
    <meta:document-statistic meta:table-count="3" meta:image-count="0" meta:object-count="87" meta:page-count="21" meta:paragraph-count="445" meta:word-count="5099" meta:character-count="30483"/>
  </office:meta>
</office:document-meta>
</file>

<file path=Object 1/content.xml><?xml version="1.0" encoding="utf-8"?>
<math xmlns="http://www.w3.org/1998/Math/MathML" display="block">
  <semantics>
    <msup>
      <mn>10</mn>
      <mi>x</mi>
    </msup>
    <annotation encoding="StarMath 5.0">10 ^ {x}</annotation>
  </semantics>
</math>
</file>

<file path=Object 10/content.xml><?xml version="1.0" encoding="utf-8"?>
<math xmlns="http://www.w3.org/1998/Math/MathML" display="block">
  <semantics>
    <mrow>
      <mi mathvariant="italic">kg</mi>
      <msup>
        <mi>m</mi>
        <mn>2</mn>
      </msup>
      <msup>
        <mi>s</mi>
        <mrow>
          <mo stretchy="false">−</mo>
          <mn>3</mn>
        </mrow>
      </msup>
    </mrow>
    <annotation encoding="StarMath 5.0">kg m ^ { 2 } s ^ { -3 }</annotation>
  </semantics>
</math>
</file>

<file path=Object 11/content.xml><?xml version="1.0" encoding="utf-8"?>
<math xmlns="http://www.w3.org/1998/Math/MathML" display="block">
  <semantics>
    <mrow>
      <mi>A</mi>
      <mi>s</mi>
    </mrow>
    <annotation encoding="StarMath 5.0">A s
</annotation>
  </semantics>
</math>
</file>

<file path=Object 12/content.xml><?xml version="1.0" encoding="utf-8"?>
<math xmlns="http://www.w3.org/1998/Math/MathML" display="block">
  <semantics>
    <mrow>
      <mi mathvariant="italic">kg</mi>
      <msup>
        <mi>m</mi>
        <mn>2</mn>
      </msup>
      <msup>
        <mi>s</mi>
        <mrow>
          <mo stretchy="false">−</mo>
          <mn>3</mn>
        </mrow>
      </msup>
      <msup>
        <mi>A</mi>
        <mrow>
          <mo stretchy="false">−</mo>
          <mn>1</mn>
        </mrow>
      </msup>
    </mrow>
    <annotation encoding="StarMath 5.0">kg m ^ { 2 } s ^ { -3 } A ^ { -1 }</annotation>
  </semantics>
</math>
</file>

<file path=Object 13/content.xml><?xml version="1.0" encoding="utf-8"?>
<math xmlns="http://www.w3.org/1998/Math/MathML" display="block">
  <semantics>
    <mrow>
      <mi mathvariant="italic">kg</mi>
      <msup>
        <mi>m</mi>
        <mn>2</mn>
      </msup>
      <msup>
        <mi>s</mi>
        <mrow>
          <mo stretchy="false">−</mo>
          <mn>3</mn>
        </mrow>
      </msup>
      <msup>
        <mi>A</mi>
        <mrow>
          <mo stretchy="false">−</mo>
          <mn>2</mn>
        </mrow>
      </msup>
    </mrow>
    <annotation encoding="StarMath 5.0">kg m ^ { 2 } s ^ { -3 } A ^ { -2 }</annotation>
  </semantics>
</math>
</file>

<file path=Object 14/content.xml><?xml version="1.0" encoding="utf-8"?>
<math xmlns="http://www.w3.org/1998/Math/MathML" display="block">
  <semantics>
    <mrow>
      <mi mathvariant="italic">kg</mi>
      <msup>
        <mi>m</mi>
        <mn>2</mn>
      </msup>
      <msup>
        <mi>s</mi>
        <mrow>
          <mo stretchy="false">−</mo>
          <mn>2</mn>
        </mrow>
      </msup>
      <msup>
        <mi>A</mi>
        <mrow>
          <mo stretchy="false">−</mo>
          <mn>1</mn>
        </mrow>
      </msup>
    </mrow>
    <annotation encoding="StarMath 5.0">kg m ^ { 2 } s ^ { -2 } A ^ { -1 }</annotation>
  </semantics>
</math>
</file>

<file path=Object 15/content.xml><?xml version="1.0" encoding="utf-8"?>
<math xmlns="http://www.w3.org/1998/Math/MathML" display="block">
  <semantics>
    <mrow>
      <mi mathvariant="italic">kg</mi>
      <msup>
        <mi>s</mi>
        <mrow>
          <mo stretchy="false">−</mo>
          <mn>2</mn>
        </mrow>
      </msup>
      <msup>
        <mi>A</mi>
        <mrow>
          <mo stretchy="false">−</mo>
          <mn>1</mn>
        </mrow>
      </msup>
    </mrow>
    <annotation encoding="StarMath 5.0">kg s ^ { -2 } A ^ { -1 }</annotation>
  </semantics>
</math>
</file>

<file path=Object 16/content.xml><?xml version="1.0" encoding="utf-8"?>
<math xmlns="http://www.w3.org/1998/Math/MathML" display="block">
  <semantics>
    <msup>
      <mi>s</mi>
      <mrow>
        <mo stretchy="false">−</mo>
        <mn>1</mn>
      </mrow>
    </msup>
    <annotation encoding="StarMath 5.0">s ^ { -1 }</annotation>
  </semantics>
</math>
</file>

<file path=Object 17/content.xml><?xml version="1.0" encoding="utf-8"?>
<math xmlns="http://www.w3.org/1998/Math/MathML" display="block">
  <semantics>
    <mrow>
      <mi mathvariant="italic">Wb</mi>
      <msup>
        <mi>m</mi>
        <mrow>
          <mo stretchy="false">−</mo>
          <mn>2</mn>
        </mrow>
      </msup>
    </mrow>
    <annotation encoding="StarMath 5.0">Wb m ^ { -2 }</annotation>
  </semantics>
</math>
</file>

<file path=Object 18/content.xml><?xml version="1.0" encoding="utf-8"?>
<math xmlns="http://www.w3.org/1998/Math/MathML" display="block">
  <semantics>
    <mrow>
      <mi>V</mi>
      <mi>s</mi>
    </mrow>
    <annotation encoding="StarMath 5.0">V s</annotation>
  </semantics>
</math>
</file>

<file path=Object 19/content.xml><?xml version="1.0" encoding="utf-8"?>
<math xmlns="http://www.w3.org/1998/Math/MathML" display="block">
  <semantics>
    <mrow>
      <mi>V</mi>
      <msup>
        <mi>A</mi>
        <mrow>
          <mo stretchy="false">−</mo>
          <mn>1</mn>
        </mrow>
      </msup>
    </mrow>
    <annotation encoding="StarMath 5.0">V A ^ { -1 }</annotation>
  </semantics>
</math>
</file>

<file path=Object 2/content.xml><?xml version="1.0" encoding="utf-8"?>
<math xmlns="http://www.w3.org/1998/Math/MathML" display="block">
  <semantics>
    <mrow>
      <msup>
        <mn>10</mn>
        <mrow>
          <mo stretchy="false">−</mo>
          <mn>32</mn>
        </mrow>
      </msup>
      <mo stretchy="false">−</mo>
      <msup>
        <mn>10</mn>
        <mn>52</mn>
      </msup>
    </mrow>
    <annotation encoding="StarMath 5.0">10 ^ { -32 } - 10 ^ { 52 }</annotation>
  </semantics>
</math>
</file>

<file path=Object 20/content.xml><?xml version="1.0" encoding="utf-8"?>
<math xmlns="http://www.w3.org/1998/Math/MathML" display="block">
  <semantics>
    <mrow>
      <mi>W</mi>
      <msup>
        <mi>A</mi>
        <mrow>
          <mo stretchy="false">−</mo>
          <mn>1</mn>
        </mrow>
      </msup>
    </mrow>
    <annotation encoding="StarMath 5.0">W A ^ { -1 }</annotation>
  </semantics>
</math>
</file>

<file path=Object 21/content.xml><?xml version="1.0" encoding="utf-8"?>
<math xmlns="http://www.w3.org/1998/Math/MathML" display="block">
  <semantics>
    <mrow>
      <mi>J</mi>
      <msup>
        <mi>s</mi>
        <mrow>
          <mo stretchy="false">−</mo>
          <mn>1</mn>
        </mrow>
      </msup>
    </mrow>
    <annotation encoding="StarMath 5.0">J s ^ { -1 }</annotation>
  </semantics>
</math>
</file>

<file path=Object 22/content.xml><?xml version="1.0" encoding="utf-8"?>
<math xmlns="http://www.w3.org/1998/Math/MathML" display="block">
  <semantics>
    <mrow>
      <mi>N</mi>
      <mi>m</mi>
    </mrow>
    <annotation encoding="StarMath 5.0">N m</annotation>
  </semantics>
</math>
</file>

<file path=Object 23/content.xml><?xml version="1.0" encoding="utf-8"?>
<math xmlns="http://www.w3.org/1998/Math/MathML" display="block">
  <semantics>
    <mrow>
      <mi>N</mi>
      <msup>
        <mi>m</mi>
        <mrow>
          <mo stretchy="false">−</mo>
          <mn>2</mn>
        </mrow>
      </msup>
    </mrow>
    <annotation encoding="StarMath 5.0">N m ^ { -2 }</annotation>
  </semantics>
</math>
</file>

<file path=Object 24/content.xml><?xml version="1.0" encoding="utf-8"?>
<math xmlns="http://www.w3.org/1998/Math/MathML" display="block">
  <semantics>
    <mrow>
      <mi>a</mi>
      <mo stretchy="false">∗</mo>
      <msup>
        <mn>10</mn>
        <mi>b</mi>
      </msup>
    </mrow>
    <annotation encoding="StarMath 5.0">a * 10 ^ { b }</annotation>
  </semantics>
</math>
</file>

<file path=Object 25/content.xml><?xml version="1.0" encoding="utf-8"?>
<math xmlns="http://www.w3.org/1998/Math/MathML" display="block">
  <semantics>
    <mrow>
      <mo stretchy="false">±</mo>
      <mi mathvariant="italic">Δp</mi>
    </mrow>
    <annotation encoding="StarMath 5.0">+-Δp </annotation>
  </semantics>
</math>
</file>

<file path=Object 26/content.xml><?xml version="1.0" encoding="utf-8"?>
<math xmlns="http://www.w3.org/1998/Math/MathML" display="block">
  <semantics>
    <mrow>
      <mo stretchy="false">±</mo>
      <mfrac>
        <mi mathvariant="italic">Δp</mi>
        <mi>p</mi>
      </mfrac>
    </mrow>
    <annotation encoding="StarMath 5.0">+-{{ Δp } over { p
 } } </annotation>
  </semantics>
</math>
</file>

<file path=Object 27/content.xml><?xml version="1.0" encoding="utf-8"?>
<math xmlns="http://www.w3.org/1998/Math/MathML" display="block">
  <semantics>
    <mrow>
      <mrow>
        <mrow>
          <mo stretchy="false">±</mo>
          <mfrac>
            <mi mathvariant="italic">Δp</mi>
            <mi>p</mi>
          </mfrac>
        </mrow>
        <mo stretchy="false">∗</mo>
        <mn>100</mn>
      </mrow>
      <mtext>%</mtext>
    </mrow>
    <annotation encoding="StarMath 5.0">+-{{ Δp } over { p
 } } * 100"%"</annotation>
  </semantics>
</math>
</file>

<file path=Object 28/content.xml><?xml version="1.0" encoding="utf-8"?>
<math xmlns="http://www.w3.org/1998/Math/MathML">
  <semantics>
    <mrow>
      <mrow>
        <mi>v</mi>
        <mo stretchy="false">=</mo>
        <mrow>
          <mi>u</mi>
          <mo stretchy="false">+</mo>
          <mi mathvariant="italic">at</mi>
        </mrow>
      </mrow>
    </mrow>
    <annotation encoding="StarMath 5.0">v = u + at</annotation>
  </semantics>
</math>
</file>

<file path=Object 29/content.xml><?xml version="1.0" encoding="utf-8"?>
<math xmlns="http://www.w3.org/1998/Math/MathML">
  <semantics>
    <mrow>
      <mrow>
        <mi>s</mi>
        <mo stretchy="false">=</mo>
        <mi>t</mi>
      </mrow>
      <mrow>
        <mo stretchy="false">(</mo>
        <mrow>
          <mfrac>
            <mrow>
              <mrow>
                <mi>u</mi>
                <mo stretchy="false">+</mo>
                <mi>v</mi>
              </mrow>
            </mrow>
            <mrow>
              <mn>2</mn>
            </mrow>
          </mfrac>
        </mrow>
        <mo stretchy="false">)</mo>
      </mrow>
    </mrow>
    <annotation encoding="StarMath 5.0">s = t({u+v} over {2})</annotation>
  </semantics>
</math>
</file>

<file path=Object 3/content.xml><?xml version="1.0" encoding="utf-8"?>
<math xmlns="http://www.w3.org/1998/Math/MathML" display="block">
  <semantics>
    <mrow>
      <msup>
        <mn>10</mn>
        <mrow>
          <mo stretchy="false">−</mo>
          <mn>16</mn>
        </mrow>
      </msup>
      <mo stretchy="false">−</mo>
      <msup>
        <mn>10</mn>
        <mn>26</mn>
      </msup>
    </mrow>
    <annotation encoding="StarMath 5.0">10 ^ { -16 } - 10 ^ { 26 }</annotation>
  </semantics>
</math>
</file>

<file path=Object 30/content.xml><?xml version="1.0" encoding="utf-8"?>
<math xmlns="http://www.w3.org/1998/Math/MathML">
  <semantics>
    <mrow>
      <mrow>
        <msup>
          <mi>v</mi>
          <mrow>
            <mn>2</mn>
          </mrow>
        </msup>
        <mo stretchy="false">=</mo>
        <mrow>
          <msup>
            <mi>u</mi>
            <mrow>
              <mn>2</mn>
            </mrow>
          </msup>
          <mo stretchy="false">+</mo>
          <mn>2as</mn>
        </mrow>
      </mrow>
    </mrow>
    <annotation encoding="StarMath 5.0">v ^ {2} = u ^ {2} + 2as</annotation>
  </semantics>
</math>
</file>

<file path=Object 31/content.xml><?xml version="1.0" encoding="utf-8"?>
<math xmlns="http://www.w3.org/1998/Math/MathML">
  <semantics>
    <mrow>
      <mrow>
        <mi>s</mi>
        <mo stretchy="false">=</mo>
        <mrow>
          <mi mathvariant="italic">ut</mi>
          <mo stretchy="false">+</mo>
          <mfrac>
            <mrow>
              <mn>1</mn>
            </mrow>
            <mrow>
              <mn>2</mn>
            </mrow>
          </mfrac>
        </mrow>
      </mrow>
      <msup>
        <mi mathvariant="italic">at</mi>
        <mrow>
          <mn>2</mn>
        </mrow>
      </msup>
    </mrow>
    <annotation encoding="StarMath 5.0">s = ut + {1} over {2}at^{2}</annotation>
  </semantics>
</math>
</file>

<file path=Object 32/content.xml><?xml version="1.0" encoding="utf-8"?>
<math xmlns="http://www.w3.org/1998/Math/MathML">
  <semantics>
    <mrow>
      <mrow>
        <mi>s</mi>
        <mo stretchy="false">=</mo>
        <mrow>
          <mi mathvariant="italic">vt</mi>
          <mo stretchy="false">−</mo>
          <mfrac>
            <mrow>
              <mn>1</mn>
            </mrow>
            <mrow>
              <mn>2</mn>
            </mrow>
          </mfrac>
        </mrow>
      </mrow>
      <msup>
        <mi mathvariant="italic">at</mi>
        <mrow>
          <mn>2</mn>
        </mrow>
      </msup>
    </mrow>
    <annotation encoding="StarMath 5.0">s = vt - {1} over {2}at^{2}</annotation>
  </semantics>
</math>
</file>

<file path=Object 33/content.xml><?xml version="1.0" encoding="utf-8"?>
<math xmlns="http://www.w3.org/1998/Math/MathML">
  <semantics>
    <mrow>
      <mi mathvariant="italic">ma</mi>
    </mrow>
    <annotation encoding="StarMath 5.0">ma
</annotation>
  </semantics>
</math>
</file>

<file path=Object 34/content.xml><?xml version="1.0" encoding="utf-8"?>
<math xmlns="http://www.w3.org/1998/Math/MathML">
  <semantics>
    <mrow>
      <mrow>
        <mi>F</mi>
        <mo stretchy="false">=</mo>
        <mi mathvariant="italic">ma</mi>
      </mrow>
    </mrow>
    <annotation encoding="StarMath 5.0">F = ma
</annotation>
  </semantics>
</math>
</file>

<file path=Object 35/content.xml><?xml version="1.0" encoding="utf-8"?>
<math xmlns="http://www.w3.org/1998/Math/MathML">
  <semantics>
    <mrow>
      <mrow>
        <mi>W</mi>
        <mo stretchy="false">=</mo>
        <mi>F</mi>
      </mrow>
      <mi>s</mi>
      <mi>cos</mi>
      <mrow>
        <mo stretchy="false">(</mo>
        <mrow>
          <mi>θ</mi>
        </mrow>
        <mo stretchy="false">)</mo>
      </mrow>
    </mrow>
    <annotation encoding="StarMath 5.0">W = F s cos(θ)  </annotation>
  </semantics>
</math>
</file>

<file path=Object 36/content.xml><?xml version="1.0" encoding="utf-8"?>
<math xmlns="http://www.w3.org/1998/Math/MathML">
  <semantics>
    <mrow>
      <mrow>
        <mi mathvariant="italic">Power</mi>
        <mo stretchy="false">=</mo>
        <mfrac>
          <mrow>
            <mi mathvariant="italic">Energy</mi>
            <mi mathvariant="italic">Transferred</mi>
          </mrow>
          <mrow>
            <mi mathvariant="italic">Time</mi>
          </mrow>
        </mfrac>
      </mrow>
    </mrow>
    <annotation encoding="StarMath 5.0">Power = {Energy Transferred} over {Time}</annotation>
  </semantics>
</math>
</file>

<file path=Object 37/content.xml><?xml version="1.0" encoding="utf-8"?>
<math xmlns="http://www.w3.org/1998/Math/MathML">
  <semantics>
    <mrow>
      <mrow>
        <mi mathvariant="italic">Power</mi>
        <mo stretchy="false">=</mo>
        <mfrac>
          <mrow>
            <mi mathvariant="italic">Work</mi>
            <mi mathvariant="italic">Done</mi>
          </mrow>
          <mrow>
            <mi mathvariant="italic">Time</mi>
          </mrow>
        </mfrac>
      </mrow>
    </mrow>
    <annotation encoding="StarMath 5.0">Power = {Work Done} over {Time}
</annotation>
  </semantics>
</math>
</file>

<file path=Object 38/content.xml><?xml version="1.0" encoding="utf-8"?>
<math xmlns="http://www.w3.org/1998/Math/MathML">
  <semantics>
    <mrow>
      <msup>
        <mi mathvariant="italic">Js</mi>
        <mrow>
          <mrow>
            <mo stretchy="false">−</mo>
            <mn>1</mn>
          </mrow>
        </mrow>
      </msup>
    </mrow>
    <annotation encoding="StarMath 5.0">Js^{-1}</annotation>
  </semantics>
</math>
</file>

<file path=Object 39/content.xml><?xml version="1.0" encoding="utf-8"?>
<math xmlns="http://www.w3.org/1998/Math/MathML">
  <semantics>
    <mrow>
      <mrow>
        <mi>p</mi>
        <mo stretchy="false">=</mo>
        <mi mathvariant="italic">mv</mi>
      </mrow>
    </mrow>
    <annotation encoding="StarMath 5.0">p = mv</annotation>
  </semantics>
</math>
</file>

<file path=Object 4/content.xml><?xml version="1.0" encoding="utf-8"?>
<math xmlns="http://www.w3.org/1998/Math/MathML" display="block">
  <semantics>
    <mrow>
      <msup>
        <mn>10</mn>
        <mrow>
          <mo stretchy="false">−</mo>
          <mn>24</mn>
        </mrow>
      </msup>
      <mo stretchy="false">−</mo>
      <msup>
        <mn>10</mn>
        <mn>20</mn>
      </msup>
    </mrow>
    <annotation encoding="StarMath 5.0">10 ^ { -24 } - 10 ^ { 20 }</annotation>
  </semantics>
</math>
</file>

<file path=Object 40/content.xml><?xml version="1.0" encoding="utf-8"?>
<math xmlns="http://www.w3.org/1998/Math/MathML">
  <semantics>
    <mrow>
      <mrow>
        <mi mathvariant="italic">Δp</mi>
        <mo stretchy="false">=</mo>
        <mi>F</mi>
      </mrow>
      <mi mathvariant="italic">Δt</mi>
    </mrow>
    <annotation encoding="StarMath 5.0">Δp = F Δt</annotation>
  </semantics>
</math>
</file>

<file path=Object 41/content.xml><?xml version="1.0" encoding="utf-8"?>
<math xmlns="http://www.w3.org/1998/Math/MathML">
  <semantics>
    <mrow>
      <mrow>
        <mi>C</mi>
        <mo stretchy="false">=</mo>
        <mfrac>
          <mrow>
            <mi>Q</mi>
          </mrow>
          <mrow>
            <mi mathvariant="italic">ΔT</mi>
          </mrow>
        </mfrac>
      </mrow>
      <mrow>
        <mo stretchy="false">(</mo>
        <mrow>
          <msup>
            <mi mathvariant="italic">JK</mi>
            <mrow>
              <mrow>
                <mo stretchy="false">−</mo>
                <mn>1</mn>
              </mrow>
            </mrow>
          </msup>
        </mrow>
        <mo stretchy="false">)</mo>
      </mrow>
    </mrow>
    <annotation encoding="StarMath 5.0">C = {Q} over {ΔT}(JK^{-1})</annotation>
  </semantics>
</math>
</file>

<file path=Object 42/content.xml><?xml version="1.0" encoding="utf-8"?>
<math xmlns="http://www.w3.org/1998/Math/MathML">
  <semantics>
    <mrow>
      <mrow>
        <mi>Q</mi>
        <mo stretchy="false">=</mo>
        <mi mathvariant="italic">mcΔT</mi>
      </mrow>
      <mrow>
        <mo stretchy="false">(</mo>
        <mrow>
          <msup>
            <mi mathvariant="italic">Jkg</mi>
            <mrow>
              <mrow>
                <mo stretchy="false">−</mo>
                <mn>1</mn>
              </mrow>
            </mrow>
          </msup>
          <msup>
            <mi>K</mi>
            <mrow>
              <mrow>
                <mo stretchy="false">−</mo>
                <mn>1</mn>
              </mrow>
            </mrow>
          </msup>
        </mrow>
        <mo stretchy="false">)</mo>
      </mrow>
    </mrow>
    <annotation encoding="StarMath 5.0">Q = mcΔT(Jkg^{-1}K^{-1})</annotation>
  </semantics>
</math>
</file>

<file path=Object 43/content.xml><?xml version="1.0" encoding="utf-8"?>
<math xmlns="http://www.w3.org/1998/Math/MathML">
  <semantics>
    <mrow>
      <mrow>
        <mi>L</mi>
        <mo stretchy="false">=</mo>
        <mfrac>
          <mrow>
            <mi>Q</mi>
          </mrow>
          <mrow>
            <mi>M</mi>
          </mrow>
        </mfrac>
      </mrow>
    </mrow>
    <annotation encoding="StarMath 5.0">L = {Q} over {M}</annotation>
  </semantics>
</math>
</file>

<file path=Object 44/content.xml><?xml version="1.0" encoding="utf-8"?>
<math xmlns="http://www.w3.org/1998/Math/MathML">
  <semantics>
    <mrow>
      <mrow>
        <mi mathvariant="italic">pV</mi>
        <mo stretchy="false">=</mo>
        <mi mathvariant="italic">nRT</mi>
      </mrow>
    </mrow>
    <annotation encoding="StarMath 5.0">pV = nRT</annotation>
  </semantics>
</math>
</file>

<file path=Object 45/content.xml><?xml version="1.0" encoding="utf-8"?>
<math xmlns="http://www.w3.org/1998/Math/MathML">
  <semantics>
    <mrow>
      <msup>
        <mn>6.02x10</mn>
        <mrow>
          <mn>23</mn>
        </mrow>
      </msup>
    </mrow>
    <annotation encoding="StarMath 5.0">6.02x10^{23}</annotation>
  </semantics>
</math>
</file>

<file path=Object 46/content.xml><?xml version="1.0" encoding="utf-8"?>
<math xmlns="http://www.w3.org/1998/Math/MathML">
  <semantics>
    <mrow>
      <msub>
        <mi>N</mi>
        <mrow>
          <mi>A</mi>
        </mrow>
      </msub>
    </mrow>
    <annotation encoding="StarMath 5.0">N_{A}</annotation>
  </semantics>
</math>
</file>

<file path=Object 47/content.xml><?xml version="1.0" encoding="utf-8"?>
<math xmlns="http://www.w3.org/1998/Math/MathML">
  <semantics>
    <mrow>
      <mfrac>
        <mrow>
          <mi>R</mi>
        </mrow>
        <mrow>
          <msub>
            <mrow>
              <mi>N</mi>
            </mrow>
            <mrow>
              <mi>A</mi>
            </mrow>
          </msub>
        </mrow>
      </mfrac>
    </mrow>
    <annotation encoding="StarMath 5.0">{R} over{{N}_{A}}</annotation>
  </semantics>
</math>
</file>

<file path=Object 48/content.xml><?xml version="1.0" encoding="utf-8"?>
<math xmlns="http://www.w3.org/1998/Math/MathML">
  <semantics>
    <mrow>
      <mrow>
        <mi>c</mi>
        <mo stretchy="false">=</mo>
        <mi>f</mi>
      </mrow>
      <mo stretchy="false">λ</mo>
    </mrow>
    <annotation encoding="StarMath 5.0">c = f%lambda </annotation>
  </semantics>
</math>
</file>

<file path=Object 49/content.xml><?xml version="1.0" encoding="utf-8"?>
<math xmlns="http://www.w3.org/1998/Math/MathML">
  <semantics>
    <mrow>
      <mi>f</mi>
    </mrow>
    <annotation encoding="StarMath 5.0">f</annotation>
  </semantics>
</math>
</file>

<file path=Object 5/content.xml><?xml version="1.0" encoding="utf-8"?>
<math xmlns="http://www.w3.org/1998/Math/MathML" display="block">
  <semantics>
    <mrow>
      <msup>
        <mn>10</mn>
        <mrow>
          <mo stretchy="false">−</mo>
          <mn>26</mn>
        </mrow>
      </msup>
      <mo stretchy="false">−</mo>
      <msup>
        <mn>10</mn>
        <mn>44</mn>
      </msup>
    </mrow>
    <annotation encoding="StarMath 5.0">10 ^ { -26 } - 10 ^ { 44 }</annotation>
  </semantics>
</math>
</file>

<file path=Object 50/content.xml><?xml version="1.0" encoding="utf-8"?>
<math xmlns="http://www.w3.org/1998/Math/MathML">
  <semantics>
    <mrow>
      <mi>I</mi>
      <mi>α</mi>
      <msup>
        <mi>A</mi>
        <mrow>
          <mn>2</mn>
        </mrow>
      </msup>
    </mrow>
    <annotation encoding="StarMath 5.0">I α A ^{2}</annotation>
  </semantics>
</math>
</file>

<file path=Object 51/content.xml><?xml version="1.0" encoding="utf-8"?>
<math xmlns="http://www.w3.org/1998/Math/MathML">
  <semantics>
    <mrow>
      <mtext>~</mtext>
      <msup>
        <mn>10</mn>
        <mrow>
          <mrow>
            <mo stretchy="false">−</mo>
            <mn>6</mn>
          </mrow>
        </mrow>
      </msup>
    </mrow>
    <annotation encoding="StarMath 5.0">"~"10^{-6}</annotation>
  </semantics>
</math>
</file>

<file path=Object 52/content.xml><?xml version="1.0" encoding="utf-8"?>
<math xmlns="http://www.w3.org/1998/Math/MathML">
  <semantics>
    <mrow>
      <msup>
        <mi mathvariant="italic">Wm</mi>
        <mrow>
          <mrow>
            <mo stretchy="false">−</mo>
            <mn>2</mn>
          </mrow>
        </mrow>
      </msup>
    </mrow>
    <annotation encoding="StarMath 5.0">Wm^{-2}</annotation>
  </semantics>
</math>
</file>

<file path=Object 53/content.xml><?xml version="1.0" encoding="utf-8"?>
<math xmlns="http://www.w3.org/1998/Math/MathML">
  <semantics>
    <mrow>
      <mrow>
        <mi>I</mi>
        <mo stretchy="false">=</mo>
        <mfrac>
          <mrow>
            <mi>P</mi>
          </mrow>
          <mrow>
            <mn>4</mn>
            <mo stretchy="false">π</mo>
            <msup>
              <mi>r</mi>
              <mrow>
                <mn>2</mn>
              </mrow>
            </msup>
          </mrow>
        </mfrac>
      </mrow>
    </mrow>
    <annotation encoding="StarMath 5.0">I = {P} over {4%pi r^{2}}</annotation>
  </semantics>
</math>
</file>

<file path=Object 54/content.xml><?xml version="1.0" encoding="utf-8"?>
<math xmlns="http://www.w3.org/1998/Math/MathML">
  <semantics>
    <mrow>
      <mrow>
        <mfrac>
          <mrow>
            <mi>sin</mi>
            <mrow>
              <mo stretchy="false">(</mo>
              <mrow>
                <mi>i</mi>
              </mrow>
              <mo stretchy="false">)</mo>
            </mrow>
          </mrow>
          <mrow>
            <mi>sin</mi>
            <mrow>
              <mo stretchy="false">(</mo>
              <mrow>
                <mi>r</mi>
              </mrow>
              <mo stretchy="false">)</mo>
            </mrow>
          </mrow>
        </mfrac>
        <mo stretchy="false">=</mo>
        <mi>n</mi>
      </mrow>
    </mrow>
    <annotation encoding="StarMath 5.0">{sin(i)} over {sin(r)} = n  </annotation>
  </semantics>
</math>
</file>

<file path=Object 55/content.xml><?xml version="1.0" encoding="utf-8"?>
<math xmlns="http://www.w3.org/1998/Math/MathML">
  <semantics>
    <mrow>
      <mrow>
        <mfrac>
          <mrow>
            <msub>
              <mi>V</mi>
              <mrow>
                <mn>2</mn>
              </mrow>
            </msub>
          </mrow>
          <mrow>
            <msub>
              <mi>V</mi>
              <mrow>
                <mn>1</mn>
              </mrow>
            </msub>
          </mrow>
        </mfrac>
        <mo stretchy="false">=</mo>
        <mi>n</mi>
      </mrow>
    </mrow>
    <annotation encoding="StarMath 5.0">{V_{2}} over {V_{1}} = n
</annotation>
  </semantics>
</math>
</file>

<file path=Object 56/content.xml><?xml version="1.0" encoding="utf-8"?>
<math xmlns="http://www.w3.org/1998/Math/MathML">
  <semantics>
    <mrow>
      <mi mathvariant="italic">Path</mi>
      <mrow>
        <mi mathvariant="italic">difference</mi>
        <mo stretchy="false">=</mo>
        <mi>n</mi>
      </mrow>
      <mo stretchy="false">λ</mo>
    </mrow>
    <annotation encoding="StarMath 5.0">Path difference = n%lambda </annotation>
  </semantics>
</math>
</file>

<file path=Object 57/content.xml><?xml version="1.0" encoding="utf-8"?>
<math xmlns="http://www.w3.org/1998/Math/MathML">
  <semantics>
    <mrow>
      <mrow>
        <mi>F</mi>
        <mo stretchy="false">=</mo>
        <mi>k</mi>
      </mrow>
      <mfrac>
        <mrow>
          <msub>
            <mi>q</mi>
            <mrow>
              <mn>1</mn>
            </mrow>
          </msub>
          <msub>
            <mi>q</mi>
            <mrow>
              <mn>2</mn>
            </mrow>
          </msub>
        </mrow>
        <mrow>
          <msup>
            <mi>r</mi>
            <mrow>
              <mn>2</mn>
            </mrow>
          </msup>
        </mrow>
      </mfrac>
    </mrow>
    <annotation encoding="StarMath 5.0">F = k {q_{1}q_{2}} over{r^{2}}</annotation>
  </semantics>
</math>
</file>

<file path=Object 58/content.xml><?xml version="1.0" encoding="utf-8"?>
<math xmlns="http://www.w3.org/1998/Math/MathML">
  <semantics>
    <mrow>
      <mrow>
        <mi>k</mi>
        <mo stretchy="false">=</mo>
        <mfrac>
          <mrow>
            <mn>1</mn>
          </mrow>
          <mrow>
            <mn>4</mn>
            <mo stretchy="false">π</mo>
            <msub>
              <mo stretchy="false">ε</mo>
              <mrow>
                <mn>0</mn>
              </mrow>
            </msub>
          </mrow>
        </mfrac>
      </mrow>
    </mrow>
    <annotation encoding="StarMath 5.0">k = {1} over{4 %pi %varepsilon _{0}}</annotation>
  </semantics>
</math>
</file>

<file path=Object 59/content.xml><?xml version="1.0" encoding="utf-8"?>
<math xmlns="http://www.w3.org/1998/Math/MathML">
  <semantics>
    <mrow>
      <mrow>
        <mi>E</mi>
        <mo stretchy="false">=</mo>
        <mfrac>
          <mrow>
            <mi>F</mi>
          </mrow>
          <mrow>
            <msub>
              <mi>q</mi>
              <mrow>
                <mn>2</mn>
              </mrow>
            </msub>
          </mrow>
        </mfrac>
      </mrow>
    </mrow>
    <annotation encoding="StarMath 5.0">E = {F} over {q_{2}}</annotation>
  </semantics>
</math>
</file>

<file path=Object 6/content.xml><?xml version="1.0" encoding="utf-8"?>
<math xmlns="http://www.w3.org/1998/Math/MathML" display="block">
  <semantics>
    <mrow>
      <mi mathvariant="italic">kg</mi>
      <mi>m</mi>
      <msup>
        <mi>s</mi>
        <mrow>
          <mo stretchy="false">−</mo>
          <mn>2</mn>
        </mrow>
      </msup>
    </mrow>
    <annotation encoding="StarMath 5.0">kg m s ^ { -2 }</annotation>
  </semantics>
</math>
</file>

<file path=Object 60/content.xml><?xml version="1.0" encoding="utf-8"?>
<math xmlns="http://www.w3.org/1998/Math/MathML">
  <semantics>
    <mrow>
      <mo stretchy="false">Δ</mo>
      <mrow>
        <msub>
          <mi>E</mi>
          <mrow>
            <mi>p</mi>
          </mrow>
        </msub>
        <mo stretchy="false">=</mo>
        <mrow>
          <mi mathvariant="italic">Eq</mi>
          <mo stretchy="false">∗</mo>
          <mi>d</mi>
        </mrow>
      </mrow>
    </mrow>
    <annotation encoding="StarMath 5.0">%DELTA  E_{p} = Eq * d</annotation>
  </semantics>
</math>
</file>

<file path=Object 61/content.xml><?xml version="1.0" encoding="utf-8"?>
<math xmlns="http://www.w3.org/1998/Math/MathML">
  <semantics>
    <mrow>
      <mrow>
        <mi>v</mi>
        <mo stretchy="false">=</mo>
        <msqrt>
          <mrow>
            <mfrac>
              <mrow>
                <mn>2Eqd</mn>
              </mrow>
              <mrow>
                <mi>m</mi>
              </mrow>
            </mfrac>
          </mrow>
        </msqrt>
      </mrow>
    </mrow>
    <annotation encoding="StarMath 5.0">v = sqrt{{2Eqd} over{m}} </annotation>
  </semantics>
</math>
</file>

<file path=Object 62/content.xml><?xml version="1.0" encoding="utf-8"?>
<math xmlns="http://www.w3.org/1998/Math/MathML">
  <semantics>
    <mrow>
      <mrow>
        <mi>V</mi>
        <mo stretchy="false">=</mo>
        <mfrac>
          <mrow>
            <mi>W</mi>
          </mrow>
          <mrow>
            <mi>q</mi>
          </mrow>
        </mfrac>
      </mrow>
    </mrow>
    <annotation encoding="StarMath 5.0">V = {W} over{q}</annotation>
  </semantics>
</math>
</file>

<file path=Object 63/content.xml><?xml version="1.0" encoding="utf-8"?>
<math xmlns="http://www.w3.org/1998/Math/MathML">
  <semantics>
    <mrow>
      <mn>1</mn>
      <mrow>
        <mi>V</mi>
        <mo stretchy="false">=</mo>
        <msup>
          <mn>1JC</mn>
          <mrow>
            <mrow>
              <mo stretchy="false">−</mo>
              <mn>1</mn>
            </mrow>
          </mrow>
        </msup>
      </mrow>
    </mrow>
    <annotation encoding="StarMath 5.0">1 V = 1JC^{-1}</annotation>
  </semantics>
</math>
</file>

<file path=Object 64/content.xml><?xml version="1.0" encoding="utf-8"?>
<math xmlns="http://www.w3.org/1998/Math/MathML">
  <semantics>
    <mrow>
      <mrow>
        <mn>6.25</mn>
        <mo stretchy="false">∗</mo>
        <msup>
          <mn>10</mn>
          <mrow>
            <mn>18</mn>
          </mrow>
        </msup>
      </mrow>
    </mrow>
    <annotation encoding="StarMath 5.0">6.25 * 10 ^{18}</annotation>
  </semantics>
</math>
</file>

<file path=Object 65/content.xml><?xml version="1.0" encoding="utf-8"?>
<math xmlns="http://www.w3.org/1998/Math/MathML">
  <semantics>
    <mrow>
      <mn>1</mn>
      <mrow>
        <mi>A</mi>
        <mo stretchy="false">=</mo>
        <mn>1</mn>
      </mrow>
      <mi>C</mi>
      <msup>
        <mi>s</mi>
        <mrow>
          <mrow>
            <mo stretchy="false">−</mo>
            <mn>1</mn>
          </mrow>
        </mrow>
      </msup>
    </mrow>
    <annotation encoding="StarMath 5.0">1 A = 1 C s^{-1}
</annotation>
  </semantics>
</math>
</file>

<file path=Object 66/content.xml><?xml version="1.0" encoding="utf-8"?>
<math xmlns="http://www.w3.org/1998/Math/MathML">
  <semantics>
    <mrow>
      <mn>1</mn>
      <mrow>
        <mi mathvariant="italic">ohm</mi>
        <mo stretchy="false">=</mo>
        <mn>1V</mn>
      </mrow>
      <msup>
        <mi>A</mi>
        <mrow>
          <mrow>
            <mo stretchy="false">−</mo>
            <mn>1</mn>
          </mrow>
        </mrow>
      </msup>
    </mrow>
    <annotation encoding="StarMath 5.0">1 ohm = 1V A^{-1}</annotation>
  </semantics>
</math>
</file>

<file path=Object 67/content.xml><?xml version="1.0" encoding="utf-8"?>
<math xmlns="http://www.w3.org/1998/Math/MathML">
  <semantics>
    <mrow>
      <mrow>
        <mi>P</mi>
        <mo stretchy="false">=</mo>
        <mfrac>
          <mrow>
            <msup>
              <mi>V</mi>
              <mrow>
                <mn>2</mn>
              </mrow>
            </msup>
          </mrow>
          <mrow>
            <mi>R</mi>
          </mrow>
        </mfrac>
      </mrow>
    </mrow>
    <annotation encoding="StarMath 5.0">P = {V^{2}} over {R}</annotation>
  </semantics>
</math>
</file>

<file path=Object 68/content.xml><?xml version="1.0" encoding="utf-8"?>
<math xmlns="http://www.w3.org/1998/Math/MathML">
  <semantics>
    <mrow>
      <mrow>
        <msub>
          <mi>R</mi>
          <mrow>
            <mi mathvariant="italic">total</mi>
          </mrow>
        </msub>
        <mo stretchy="false">=</mo>
        <mrow>
          <mrow>
            <mrow>
              <msub>
                <mi>R</mi>
                <mn>1</mn>
              </msub>
              <mo stretchy="false">+</mo>
              <msub>
                <mi>R</mi>
                <mn>2</mn>
              </msub>
            </mrow>
            <mo stretchy="false">+</mo>
            <msub>
              <mi>R</mi>
              <mn>3</mn>
            </msub>
          </mrow>
          <mo stretchy="false">+</mo>
          <mn>...</mn>
        </mrow>
      </mrow>
    </mrow>
    <annotation encoding="StarMath 5.0">R_{total} = R_1 + R_2 + R_3 +...</annotation>
  </semantics>
</math>
</file>

<file path=Object 69/content.xml><?xml version="1.0" encoding="utf-8"?>
<math xmlns="http://www.w3.org/1998/Math/MathML">
  <semantics>
    <mrow>
      <mrow>
        <mfrac>
          <mn>1</mn>
          <mrow>
            <msub>
              <mi>R</mi>
              <mrow>
                <mi mathvariant="italic">total</mi>
              </mrow>
            </msub>
          </mrow>
        </mfrac>
        <mo stretchy="false">=</mo>
        <mrow>
          <mrow>
            <mrow>
              <mfrac>
                <mn>1</mn>
                <msub>
                  <mi>R</mi>
                  <mn>1</mn>
                </msub>
              </mfrac>
              <mo stretchy="false">+</mo>
              <mfrac>
                <mn>1</mn>
                <msub>
                  <mi>R</mi>
                  <mn>2</mn>
                </msub>
              </mfrac>
            </mrow>
            <mo stretchy="false">+</mo>
            <mfrac>
              <mn>1</mn>
              <msub>
                <mi>R</mi>
                <mn>3</mn>
              </msub>
            </mfrac>
          </mrow>
          <mo stretchy="false">+</mo>
          <mn>...</mn>
        </mrow>
      </mrow>
    </mrow>
    <annotation encoding="StarMath 5.0">1 over{R_{total}} = 1 over R_1 + 1 over R_2 + 1 over R_3 + ...</annotation>
  </semantics>
</math>
</file>

<file path=Object 7/content.xml><?xml version="1.0" encoding="utf-8"?>
<math xmlns="http://www.w3.org/1998/Math/MathML" display="block">
  <semantics>
    <mrow>
      <mi mathvariant="italic">kg</mi>
      <msup>
        <mi>m</mi>
        <mrow>
          <mo stretchy="false">−</mo>
          <mn>1</mn>
        </mrow>
      </msup>
      <msup>
        <mi>s</mi>
        <mrow>
          <mo stretchy="false">−</mo>
          <mn>2</mn>
        </mrow>
      </msup>
    </mrow>
    <annotation encoding="StarMath 5.0">kg m ^ { -1 } s ^ { -2 }</annotation>
  </semantics>
</math>
</file>

<file path=Object 70/content.xml><?xml version="1.0" encoding="utf-8"?>
<math xmlns="http://www.w3.org/1998/Math/MathML">
  <semantics>
    <mrow>
      <mi mathvariant="italic">Potential</mi>
      <mrow>
        <mi mathvariant="italic">Difference</mi>
        <mo stretchy="false">=</mo>
        <mrow>
          <mi>I</mi>
          <mo stretchy="false">∗</mo>
          <msub>
            <mi>R</mi>
            <mi>n</mi>
          </msub>
        </mrow>
      </mrow>
    </mrow>
    <annotation encoding="StarMath 5.0">Potential Difference = I * R_n</annotation>
  </semantics>
</math>
</file>

<file path=Object 71/content.xml><?xml version="1.0" encoding="utf-8"?>
<math xmlns="http://www.w3.org/1998/Math/MathML">
  <semantics>
    <mrow>
      <mrow>
        <mi>R</mi>
        <mo stretchy="false">=</mo>
        <mi>ρ</mi>
      </mrow>
      <mfrac>
        <mi>l</mi>
        <mi>A</mi>
      </mfrac>
    </mrow>
    <annotation encoding="StarMath 5.0">R = ρ l over A</annotation>
  </semantics>
</math>
</file>

<file path=Object 72/content.xml><?xml version="1.0" encoding="utf-8"?>
<math xmlns="http://www.w3.org/1998/Math/MathML" display="block">
  <semantics>
    <mrow>
      <msub>
        <mi>a</mi>
        <mi mathvariant="italic">centripetal</mi>
      </msub>
      <mo stretchy="false">=</mo>
      <mfrac>
        <msup>
          <mi>v</mi>
          <mn>2</mn>
        </msup>
        <mi>r</mi>
      </mfrac>
    </mrow>
    <annotation encoding="StarMath 5.0">a_{ centripetal } = { v^{2} } over { r }</annotation>
  </semantics>
</math>
</file>

<file path=Object 73/content.xml><?xml version="1.0" encoding="utf-8"?>
<math xmlns="http://www.w3.org/1998/Math/MathML" display="block">
  <semantics>
    <mrow>
      <msub>
        <mi>F</mi>
        <mi mathvariant="italic">centripetal</mi>
      </msub>
      <mo stretchy="false">=</mo>
      <mfrac>
        <msup>
          <mi mathvariant="italic">mv</mi>
          <mn>2</mn>
        </msup>
        <mi>r</mi>
      </mfrac>
    </mrow>
    <annotation encoding="StarMath 5.0">F_{ centripetal } = { mv^{2} } over { r }</annotation>
  </semantics>
</math>
</file>

<file path=Object 74/content.xml><?xml version="1.0" encoding="utf-8"?>
<math xmlns="http://www.w3.org/1998/Math/MathML" display="block">
  <semantics>
    <mrow>
      <mi>ω</mi>
      <mo stretchy="false">=</mo>
      <mfrac>
        <mrow>
          <mi mathvariant="normal">Δ</mi>
          <mi mathvariant="normal">θ</mi>
        </mrow>
        <mrow>
          <mi mathvariant="normal">Δ</mi>
          <mi>t</mi>
        </mrow>
      </mfrac>
    </mrow>
    <annotation encoding="StarMath 5.0">ω = { %DELTA %theta } over { %DELTA t }</annotation>
  </semantics>
</math>
</file>

<file path=Object 75/content.xml><?xml version="1.0" encoding="utf-8"?>
<math xmlns="http://www.w3.org/1998/Math/MathML" display="block">
  <semantics>
    <mrow>
      <mi>T</mi>
      <mo stretchy="false">=</mo>
      <mfrac>
        <mrow>
          <mn>2</mn>
          <mi mathvariant="normal">π</mi>
        </mrow>
        <mi mathvariant="normal">ω</mi>
      </mfrac>
    </mrow>
    <annotation encoding="StarMath 5.0">T = { 2 %pi } over { %omega }</annotation>
  </semantics>
</math>
</file>

<file path=Object 76/content.xml><?xml version="1.0" encoding="utf-8"?>
<math xmlns="http://www.w3.org/1998/Math/MathML" display="block">
  <semantics>
    <mrow>
      <mi>F</mi>
      <mo stretchy="false">=</mo>
      <mfrac>
        <mrow>
          <msub>
            <mi mathvariant="italic">Gm</mi>
            <mn>1</mn>
          </msub>
          <msub>
            <mi>m</mi>
            <mn>2</mn>
          </msub>
        </mrow>
        <msub>
          <mi>r</mi>
          <mn>2</mn>
        </msub>
      </mfrac>
    </mrow>
    <annotation encoding="StarMath 5.0">F = { Gm_{1}m_{2} } over { r_{2} }</annotation>
  </semantics>
</math>
</file>

<file path=Object 77/content.xml><?xml version="1.0" encoding="utf-8"?>
<math xmlns="http://www.w3.org/1998/Math/MathML" display="block">
  <semantics>
    <mrow>
      <mi>G</mi>
      <mo stretchy="false">=</mo>
      <mrow>
        <mn>6.67</mn>
        <mo stretchy="false">∗</mo>
        <msup>
          <mn>10</mn>
          <mrow>
            <mo stretchy="false">−</mo>
            <mn>11</mn>
          </mrow>
        </msup>
      </mrow>
    </mrow>
    <annotation encoding="StarMath 5.0">G = 6.67 * 10 ^ { -11 }</annotation>
  </semantics>
</math>
</file>

<file path=Object 78/content.xml><?xml version="1.0" encoding="utf-8"?>
<math xmlns="http://www.w3.org/1998/Math/MathML" display="block">
  <semantics>
    <mrow>
      <mrow>
        <mn>4</mn>
        <mo stretchy="false">∗</mo>
        <msup>
          <mn>10</mn>
          <mn>9</mn>
        </msup>
      </mrow>
      <mi mathvariant="italic">kg</mi>
      <msup>
        <mi>s</mi>
        <mrow>
          <mo stretchy="false">−</mo>
          <mn>1</mn>
        </mrow>
      </msup>
    </mrow>
    <annotation encoding="StarMath 5.0">4 * 10^{ 9 }kg s^{ -1 }</annotation>
  </semantics>
</math>
</file>

<file path=Object 79/content.xml><?xml version="1.0" encoding="utf-8"?>
<math xmlns="http://www.w3.org/1998/Math/MathML" display="block">
  <semantics>
    <mrow>
      <msup>
        <mn>10</mn>
        <mn>26</mn>
      </msup>
      <mi>J</mi>
      <msup>
        <mi>s</mi>
        <mrow>
          <mo stretchy="false">−</mo>
          <mn>1</mn>
        </mrow>
      </msup>
    </mrow>
    <annotation encoding="StarMath 5.0">10^{ 26 }J s^{ -1 }</annotation>
  </semantics>
</math>
</file>

<file path=Object 8/content.xml><?xml version="1.0" encoding="utf-8"?>
<math xmlns="http://www.w3.org/1998/Math/MathML" display="block">
  <semantics>
    <msup>
      <mi>s</mi>
      <mrow>
        <mo stretchy="false">−</mo>
        <mn>1</mn>
      </mrow>
    </msup>
    <annotation encoding="StarMath 5.0">s ^ -1</annotation>
  </semantics>
</math>
</file>

<file path=Object 80/content.xml><?xml version="1.0" encoding="utf-8"?>
<math xmlns="http://www.w3.org/1998/Math/MathML" display="block">
  <semantics>
    <mrow>
      <mi>b</mi>
      <mo stretchy="false">=</mo>
      <mfrac>
        <mi>L</mi>
        <mrow>
          <mn>4</mn>
          <mi mathvariant="normal">π</mi>
          <msup>
            <mi>r</mi>
            <mn>2</mn>
          </msup>
        </mrow>
      </mfrac>
    </mrow>
    <annotation encoding="StarMath 5.0">b = { L } over { 4%pi r^{2} }</annotation>
  </semantics>
</math>
</file>

<file path=Object 81/content.xml><?xml version="1.0" encoding="utf-8"?>
<math xmlns="http://www.w3.org/1998/Math/MathML" display="block">
  <semantics>
    <mrow>
      <mi mathvariant="italic">Total</mi>
      <mrow>
        <mi mathvariant="italic">Power</mi>
        <mo stretchy="false">=</mo>
        <mi mathvariant="normal">σ</mi>
      </mrow>
      <msup>
        <mi mathvariant="italic">AT</mi>
        <mn>4</mn>
      </msup>
    </mrow>
    <annotation encoding="StarMath 5.0">Total Power = %sigma AT^{ 4 }</annotation>
  </semantics>
</math>
</file>

<file path=Object 82/content.xml><?xml version="1.0" encoding="utf-8"?>
<math xmlns="http://www.w3.org/1998/Math/MathML" display="block">
  <semantics>
    <mrow>
      <mi>Z</mi>
      <mo stretchy="false">=</mo>
      <mfrac>
        <mrow>
          <mi mathvariant="normal">Δ</mi>
          <mi mathvariant="normal">λ</mi>
        </mrow>
        <msub>
          <mi mathvariant="normal">λ</mi>
          <mn>0</mn>
        </msub>
      </mfrac>
      <mo stretchy="false">≈</mo>
      <mfrac>
        <mi>v</mi>
        <mi>c</mi>
      </mfrac>
    </mrow>
    <annotation encoding="StarMath 5.0">Z ={%DELTA %lambda} over { %lambda_{0} } approx { v } over { c }</annotation>
  </semantics>
</math>
</file>

<file path=Object 83/content.xml><?xml version="1.0" encoding="utf-8"?>
<math xmlns="http://www.w3.org/1998/Math/MathML" display="block">
  <semantics>
    <mrow>
      <mrow>
        <mi>v</mi>
        <mo stretchy="false">=</mo>
        <msub>
          <mi>H</mi>
          <mn>0</mn>
        </msub>
      </mrow>
      <mi>d</mi>
    </mrow>
    <annotation encoding="StarMath 5.0">v = H_{ 0 } d</annotation>
  </semantics>
</math>
</file>

<file path=Object 84/content.xml><?xml version="1.0" encoding="utf-8"?>
<math xmlns="http://www.w3.org/1998/Math/MathML" display="block">
  <semantics>
    <msub>
      <mi>H</mi>
      <mn>0</mn>
    </msub>
    <annotation encoding="StarMath 5.0">H_{ 0 }</annotation>
  </semantics>
</math>
</file>

<file path=Object 85/content.xml><?xml version="1.0" encoding="utf-8"?>
<math xmlns="http://www.w3.org/1998/Math/MathML" display="block">
  <semantics>
    <mfrac>
      <mi>R</mi>
      <msub>
        <mi>R</mi>
        <mn>0</mn>
      </msub>
    </mfrac>
    <annotation encoding="StarMath 5.0">{ R } over { R_{0} }</annotation>
  </semantics>
</math>
</file>

<file path=Object 86/content.xml><?xml version="1.0" encoding="utf-8"?>
<math xmlns="http://www.w3.org/1998/Math/MathML" display="block">
  <semantics>
    <mfrac>
      <mi mathvariant="normal">λ</mi>
      <msub>
        <mi mathvariant="normal">λ</mi>
        <mn>0</mn>
      </msub>
    </mfrac>
    <annotation encoding="StarMath 5.0">{ %lambda } over { %lambda_{0} }</annotation>
  </semantics>
</math>
</file>

<file path=Object 87/content.xml><?xml version="1.0" encoding="utf-8"?>
<math xmlns="http://www.w3.org/1998/Math/MathML" display="block">
  <semantics>
    <mrow>
      <mi>Z</mi>
      <mo stretchy="false">=</mo>
      <mrow>
        <mfrac>
          <mi>R</mi>
          <msub>
            <mi>R</mi>
            <mn>0</mn>
          </msub>
        </mfrac>
        <mo stretchy="false">−</mo>
        <mn>1</mn>
      </mrow>
    </mrow>
    <annotation encoding="StarMath 5.0">Z = { R } over { R_{0} } - 1</annotation>
  </semantics>
</math>
</file>

<file path=Object 9/content.xml><?xml version="1.0" encoding="utf-8"?>
<math xmlns="http://www.w3.org/1998/Math/MathML" display="block">
  <semantics>
    <mrow>
      <mi mathvariant="italic">kg</mi>
      <msup>
        <mi>m</mi>
        <mn>2</mn>
      </msup>
      <msup>
        <mi>s</mi>
        <mrow>
          <mo stretchy="false">−</mo>
          <mn>2</mn>
        </mrow>
      </msup>
    </mrow>
    <annotation encoding="StarMath 5.0">kg m ^ { 2 } s ^ { -2 }</annotation>
  </semantics>
</math>
</file>